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4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1.199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1.799cm"/>
    </style:style>
    <style:style style:name="co50" style:family="table-column">
      <style:table-column-properties fo:break-before="auto" style:column-width="2.859cm"/>
    </style:style>
    <style:style style:name="co51" style:family="table-column">
      <style:table-column-properties fo:break-before="auto" style:column-width="2.293cm"/>
    </style:style>
    <style:style style:name="co52" style:family="table-column">
      <style:table-column-properties fo:break-before="auto" style:column-width="2.12cm"/>
    </style:style>
    <style:style style:name="co53" style:family="table-column">
      <style:table-column-properties fo:break-before="auto" style:column-width="2.401cm"/>
    </style:style>
    <style:style style:name="co54" style:family="table-column">
      <style:table-column-properties fo:break-before="auto" style:column-width="2.522cm"/>
    </style:style>
    <style:style style:name="co55" style:family="table-column">
      <style:table-column-properties fo:break-before="auto" style:column-width="1.369cm"/>
    </style:style>
    <style:style style:name="co56" style:family="table-column">
      <style:table-column-properties fo:break-before="auto" style:column-width="0.9cm"/>
    </style:style>
    <style:style style:name="co57" style:family="table-column">
      <style:table-column-properties fo:break-before="auto" style:column-width="6.242cm"/>
    </style:style>
    <style:style style:name="co58" style:family="table-column">
      <style:table-column-properties fo:break-before="auto" style:column-width="1.231cm"/>
    </style:style>
    <style:style style:name="co59" style:family="table-column">
      <style:table-column-properties fo:break-before="auto" style:column-width="2.711cm"/>
    </style:style>
    <style:style style:name="co60"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 fo:font-size="11pt" style:font-size-complex="11pt"/>
    </style:style>
    <style:style style:name="ce50" style:family="table-cell" style:parent-style-name="Default">
      <style:table-cell-properties fo:background-color="#e6e6fa"/>
      <style:text-properties style:font-name="Linux Biolinum G" fo:font-size="11pt" style:font-size-asian="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63"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61"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style:font-size-asian="11pt" style:font-size-complex="11pt"/>
    </style:style>
    <style:style style:name="ce194" style:family="table-cell" style:parent-style-name="Default">
      <style:table-cell-properties fo:background-color="#fffacd"/>
      <style:text-properties style:font-name="Linux Biolinum G"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78" style:family="table-cell" style:parent-style-name="Default">
      <style:table-cell-properties fo:background-color="#e6e6fa"/>
      <style:text-properties style:font-name="Linux Biolinum G"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 fo:font-size="11pt" style:font-size-asian="11pt" style:font-size-complex="11pt"/>
    </style:style>
    <style:style style:name="ce134" style:family="table-cell" style:parent-style-name="Default" style:data-style-name="N20100"/>
    <style:style style:name="ce137" style:family="table-cell" style:parent-style-name="Default" style:data-style-name="N20100">
      <style:text-properties style:font-name="Linux Biolinum G"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4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81" style:family="table-cell" style:parent-style-name="Default">
      <style:table-cell-properties fo:background-color="#e6e6fa"/>
      <style:text-properties style:font-name="Linux Biolinum G" fo:font-size="11pt" style:font-size-complex="11pt"/>
    </style:style>
    <style:style style:name="ce177" style:family="table-cell" style:parent-style-name="Default">
      <style:table-cell-properties fo:background-color="#e6e6fa"/>
      <style:text-properties style:font-name="Linux Biolinum G"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 fo:font-size="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 fo:font-size="11pt" style:font-size-asian="11pt" style:font-size-complex="11pt"/>
    </style:style>
    <style:style style:name="ce211" style:family="table-cell" style:parent-style-name="Default">
      <style:table-cell-properties fo:background-color="#e6e6fa"/>
      <style:text-properties style:font-name="Linux Biolinum G"/>
    </style:style>
    <style:style style:name="ce220" style:family="table-cell" style:parent-style-name="DatoEntrada">
      <style:text-properties fo:font-size="12pt" style:font-size-asian="12pt" style:font-size-complex="12pt"/>
    </style:style>
    <style:style style:name="ce129" style:family="table-cell" style:parent-style-name="Default">
      <style:table-cell-properties fo:background-color="#e6e6fa"/>
      <style:text-properties style:font-name="Linux Biolinum G" fo:language="gl" fo:country="ES" style:font-size-asian="10pt" style:font-size-complex="10pt"/>
    </style:style>
    <style:style style:name="ce130" style:family="table-cell" style:parent-style-name="Default">
      <style:table-cell-properties fo:background-color="#e6e6fa"/>
      <style:text-properties style:font-name="Linux Biolinum G"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36" style:family="table-cell" style:parent-style-name="Default">
      <style:table-cell-properties fo:background-color="#e6e6fa" style:cell-protect="hidden-and-protected" style:print-content="true"/>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 fo:font-size="11pt" fo:language="gl" fo:country="ES" style:font-size-asian="11pt" style:font-size-complex="11pt"/>
    </style:style>
    <style:style style:name="ce187" style:family="table-cell" style:parent-style-name="Default">
      <style:table-cell-properties fo:background-color="#e6e6fa"/>
      <style:text-properties style:font-name="Linux Biolinum G" fo:font-size="11pt" fo:font-weight="bold" style:font-size-complex="11pt" style:font-weight-complex="bold"/>
    </style:style>
    <style:style style:name="ce190" style:family="table-cell" style:parent-style-name="Default">
      <style:table-cell-properties fo:background-color="#e6e6fa"/>
      <style:text-properties style:font-name="Linux Biolinum G"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 fo:font-size="11pt" style:font-size-asian="11pt" style:font-size-complex="11pt"/>
    </style:style>
    <style:style style:name="ce32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 fo:font-size="11pt" style:font-size-asian="11pt" style:font-size-complex="11pt"/>
    </style:style>
    <style:style style:name="ce230"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367"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368" style:family="table-cell" style:parent-style-name="Desplegable">
      <style:table-cell-properties style:text-align-source="fix" style:repeat-content="false"/>
      <style:paragraph-properties fo:text-align="center" fo:margin-left="0cm"/>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29" style:family="table-cell" style:parent-style-name="Default" style:data-style-name="N20099">
      <style:table-cell-properties fo:background-color="#e6e6ff"/>
      <style:text-properties style:font-name="Linux Biolinum G"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210" style:family="table-cell" style:parent-style-name="Default">
      <style:table-cell-properties fo:background-color="#e6e6ff"/>
      <style:text-properties fo:color="#ff0000" style:font-name="Linux Biolinum G"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14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48"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71" style:family="table-cell" style:parent-style-name="Default" style:data-style-name="N156">
      <style:table-cell-properties fo:background-color="#ffff00"/>
      <style:text-properties style:font-name="Linux Biolinum G" fo:font-size="11pt" style:font-size-asian="11pt" style:font-size-complex="11pt"/>
    </style:style>
    <style:style style:name="ce215" style:family="table-cell" style:parent-style-name="Default" style:data-style-name="N20000">
      <style:table-cell-properties fo:background-color="#e6e6ff"/>
      <style:text-properties style:font-name="Linux Biolinum G"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 fo:font-size="11pt" style:font-size-asian="11pt" style:font-size-complex="11pt"/>
    </style:style>
    <style:style style:name="ce520"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 fo:font-size="11pt" style:font-size-asian="11pt" style:font-size-complex="11pt"/>
    </style:style>
    <style:style style:name="ce534" style:family="table-cell" style:parent-style-name="Default" style:data-style-name="N20000">
      <style:table-cell-properties style:cell-protect="protected" style:print-content="true" fo:background-color="transparent"/>
      <style:text-properties style:font-name="Linux Biolinum G"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4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378" style:family="table-cell" style:parent-style-name="Default">
      <style:table-cell-properties fo:background-color="#ffff00"/>
      <style:text-properties style:font-name="Linux Biolinum G" fo:font-size="11pt" style:font-size-asian="11pt" style:font-size-complex="11pt"/>
    </style:style>
    <style:style style:name="ce437"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italic"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italic" style:font-weight-asian="normal" style:font-name-complex="Linux Biolinum G1"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2"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213" style:family="table-cell" style:parent-style-name="Default" style:data-style-name="N20000">
      <style:table-cell-properties fo:background-color="#e0efd4"/>
      <style:text-properties style:font-name="Linux Biolinum G"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606"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D_Fotoel.F4"/>
    </style:style>
    <style:style style:name="ce607"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D_Fotoel.F4"/>
    </style:style>
    <style:style style:name="ce608"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610"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fo:background-color="#2cee0e" loext:decorative="false"/>
    </style:style>
    <style:style style:name="gr2" style:family="graphic">
      <style:graphic-properties style:writing-mode="lr-tb" loext:decorative="false"/>
      <style:paragraph-properties style:writing-mode="lr-tb"/>
    </style:style>
    <style:style style:name="gr3"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172cm" fo:min-width="0cm" fo:padding-top="0.125cm" fo:padding-bottom="0.125cm" fo:padding-left="0.25cm" fo:padding-right="0.25cm" fo:wrap-option="wrap" draw:shadow="visible" draw:shadow-offset-x="0.03cm" draw:shadow-offset-y="0.03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solid" svg:stroke-width="0.15cm" svg:stroke-color="#000000" draw:marker-start="" draw:marker-start-width="0.439cm" draw:marker-start-center="false" draw:marker-end="" draw:marker-end-width="0.439cm" draw:marker-end-center="false" draw:fill="none" draw:fill-color="#729fcf" draw:textarea-horizontal-align="justify" draw:textarea-vertical-align="middle" fo:padding-top="0.199cm" fo:padding-bottom="0.199cm" fo:padding-left="0.325cm" fo:padding-right="0.3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6"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Default">
      <style:graphic-properties fo:background-color="#ff0000" loext:decorative="false"/>
    </style:style>
    <style:style style:name="gr9"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P1" style:family="paragraph">
      <style:paragraph-properties fo:text-align="center"/>
    </style:style>
    <style:style style:name="P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fo:hyphenate="false"/>
    </style:style>
    <style:style style:name="P9" style:family="paragraph">
      <style:paragraph-properties fo:text-align="start" style:text-autospace="none" style:line-break="normal"/>
      <style:text-properties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nux Biolinum G"/>
    </style:style>
    <style:style style:name="T4" style:family="text">
      <style:text-properties fo:language="none" fo:country="none" style:font-size-asian="10pt" style:font-size-complex="10pt"/>
    </style:style>
    <style:style style:name="T5" style:family="text">
      <style:text-properties fo:language="es" fo:country="ES"/>
    </style:style>
    <style:style style:name="T6" style:family="text">
      <style:text-properties fo:language="es" fo:country="ES" style:font-name="Linux Biolinum G2"/>
    </style:style>
    <style:style style:name="T7" style:family="text">
      <style:text-properties fo:font-style="italic" style:font-style-asian="italic" style:font-style-complex="italic"/>
    </style:style>
    <style:style style:name="T8" style:family="text">
      <style:text-properties style:font-name="Linux Biolinum G2"/>
    </style:style>
    <style:style style:name="T9" style:family="text">
      <style:text-properties fo:language="gl" fo:country="ES"/>
    </style:style>
    <style:style style:name="T10" style:family="text">
      <style:text-properties fo:language="gl" fo:country="ES" style:font-name="Linux Biolinum G2"/>
    </style:style>
    <style:style style:name="T11" style:family="text">
      <style:text-properties style:font-name="Linux Biolinum G1" style:font-name-asian="Linux Biolinum G1" style:font-name-complex="Linux Biolinum G1"/>
    </style:style>
    <style:style style:name="T12" style:family="text">
      <style:text-properties style:font-name="Wingdings" style:font-name-asian="Wingdings" style:font-name-complex="Wingdings"/>
    </style:style>
    <style:style style:name="T1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1" style:font-name-complex="Linux Biolinum G1"/>
    </style:style>
    <style:style style:name="T18" style:family="text">
      <style:text-properties style:font-name="Linux Biolinum G2" style:font-name-asian="Linux Biolinum G2" style:font-name-complex="Linux Biolinum G2"/>
    </style:style>
    <style:style style:name="T1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20"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3"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4"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6"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7" style:family="text">
      <style:text-properties style:font-name="Linux Biolinum G1"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1" style:font-name-complex="Linux Biolinum G1"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8"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9"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1"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2" style:family="text">
      <style:text-properties style:use-window-font-color="true" style:font-name="Linux Biolinum G1" fo:font-size="11pt"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33" style:family="text">
      <style:text-properties style:use-window-font-color="true" style:font-name="Linux Biolinum G1" fo:font-size="11pt"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34"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5"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6"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8"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0"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1"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2" style:family="text">
      <style:text-properties style:use-window-font-color="true"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43" style:family="text">
      <style:text-properties style:use-window-font-color="true"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44" style:family="text">
      <style:text-properties style:font-name="Linux Biolinum G1" fo:font-size="11pt" fo:font-weight="normal" fo:font-style="normal" fo:language="gl" fo:country="ES" style:font-name-asian="Linux Biolinum G1" style:font-name-complex="Linux Biolinum G1" style:font-size-asian="11pt" style:font-size-complex="11pt" style:font-weight-asian="normal" style:font-weight-complex="normal" style:font-style-asian="normal" style:font-style-complex="normal"/>
    </style:style>
    <style:style style:name="T45"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asian="italic" style:font-style-complex="italic"/>
    </style:style>
    <style:style style:name="T46" style:family="text">
      <style:text-properties style:font-name="Linux Biolinum G1"/>
    </style:style>
    <style:style style:name="T47"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complex="italic"/>
    </style:style>
    <style:style style:name="T48" style:family="text">
      <style:text-properties style:font-name="Linux Biolinum G1"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1" style:font-name-complex="Linux Biolinum G1"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9"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0"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1"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language="gl" fo:country="ES" style:font-name-asian="Linux Libertine G" style:font-name-complex="Linux Libertine G" style:font-size-asian="11pt" style:font-size-complex="11pt"/>
    </style:style>
    <style:style style:name="T54"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5" style:family="text">
      <style:text-properties fo:font-size="11pt" fo:language="gl" fo:country="ES" style:font-name-asian="Linux Libertine G" style:font-name-complex="Linux Libertine G" style:font-size-asian="11pt" style:font-size-complex="11pt"/>
    </style:style>
    <style:style style:name="T56"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8" style:family="text">
      <style:text-properties fo:font-size="11pt" fo:letter-spacing="normal" style:font-size-asian="11pt" style:font-size-complex="11pt" style:font-style-asian="normal"/>
    </style:style>
    <style:style style:name="T59"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0" style:family="text">
      <style:text-properties fo:font-style="normal"/>
    </style:style>
    <style:style style:name="T6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3"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6"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 fo:font-weight="normal" style:text-underline-style="none" style:text-underline-color="font-color" style:text-line-through-type="none" style:text-outline="false" fo:text-shadow="none" style:font-name-complex="Linux Biolinum G" style:text-emphasize="none"/>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8"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0"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style:style>
    <style:style style:name="T71"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2"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3"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1" fo:font-style="normal" style:language-asian="zxx" style:country-asian="none" style:language-complex="zxx" style:country-complex="none" style:font-name-asian="Linux Biolinum G1" style:font-name-complex="Linux Biolinum G1" style:font-style-asian="normal" style:font-style-complex="normal"/>
    </style:style>
    <style:style style:name="T74"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1" style:font-name-complex="Linux Biolinum G1"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Satélites.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6])" table:allow-empty-cell="true" table:display-list="unsorted" table:base-cell-address="Satélites.B16">
          <table:error-message table:message-type="stop" table:display="true"/>
        </table:content-validation>
        <table:content-validation table:name="val5" table:condition="of:cell-content-is-in-list([$Satélites.$AO$1:.$AO$2])" table:allow-empty-cell="true" table:display-list="unsorted" table:base-cell-address="Satélites.F12">
          <table:error-message table:message-type="information" table:display="false">
            <text:p>Escriba o nome do planeta</text:p>
          </table:error-message>
        </table:content-validation>
        <table:content-validation table:name="val6" table:condition="of:cell-content-is-in-list([$Satélites.$AE$4:$Satélites.$AE$7])" table:allow-empty-cell="true" table:display-list="unsorted" table:base-cell-address="D_Satélites.F3">
          <table:error-message table:message-type="stop" table:display="true"/>
        </table:content-validation>
        <table:content-validation table:name="val7" table:condition="of:cell-content-is-in-list([$Satélites.$AG$4:$Satélites.$AG$8])" table:allow-empty-cell="true" table:display-list="unsorted" table:base-cell-address="D_Satélites.M3">
          <table:error-message table:message-type="stop" table:display="true"/>
        </table:content-validation>
        <table:content-validation table:name="val8" table:condition="of:cell-content-is-in-list([$Satélites.$AF$4:$Satélites.$AF$5])" table:allow-empty-cell="true" table:display-list="unsorted" table:base-cell-address="D_Satélites.H3">
          <table:error-message table:message-type="stop" table:display="true"/>
        </table:content-validation>
        <table:content-validation table:name="val9" table:condition="of:cell-content-is-in-list([$Satélites.$AH$4:$Satélites.$AH$8])" table:allow-empty-cell="true" table:display-list="unsorted" table:base-cell-address="D_Satélites.M4">
          <table:error-message table:message-type="stop" table:display="true"/>
        </table:content-validation>
        <table:content-validation table:name="val10" table:condition="of:cell-content-is-in-list([$Satélites.$AJ$2:$Satélites.$AJ$3])" table:allow-empty-cell="true" table:display-list="unsorted" table:base-cell-address="D_Satélites.I6">
          <table:error-message table:message-type="stop" table:display="true"/>
        </table:content-validation>
        <table:content-validation table:name="val11" table:condition="of:cell-content-is-in-list([$Satélites.$AK$18:$Satélites.$AL$18])" table:allow-empty-cell="true" table:display-list="unsorted" table:base-cell-address="D_Satélites.M2">
          <table:error-message table:message-type="stop" table:display="true"/>
        </table:content-validation>
        <table:content-validation table:name="val12" table:condition="of:cell-content-is-in-list([$Satélites.$AJ$9:$Satélites.$AJ$10])" table:allow-empty-cell="true" table:display-list="unsorted" table:base-cell-address="D_Satélites.N3">
          <table:error-message table:message-type="stop" table:display="true"/>
        </table:content-validation>
        <table:content-validation table:name="val13" table:condition="of:cell-content-is-in-list([$Refracción.$AE$5:$Refracción.$AE$6])" table:allow-empty-cell="true" table:display-list="unsorted" table:base-cell-address="D_Refrac.G4">
          <table:error-message table:message-type="stop" table:display="true"/>
        </table:content-validation>
        <table:content-validation table:name="val14" table:condition="of:cell-content-is-in-list([$Refracción.$G$3:$Refracción.$H$3])" table:allow-empty-cell="true" table:display-list="unsorted" table:base-cell-address="Refracción.G10">
          <table:error-message table:message-type="stop" table:display="true"/>
        </table:content-validation>
        <table:content-validation table:name="val15" table:condition="of:cell-content-is-in-list([$Refracción.$AH$18:$Refracción.$AI$18])" table:allow-empty-cell="true" table:display-list="unsorted" table:base-cell-address="D_Refrac.M2">
          <table:error-message table:message-type="stop" table:display="true"/>
        </table:content-validation>
        <table:content-validation table:name="val16" table:condition="of:cell-content-is-in-list([$Índice.$G$10:$Índice.$G$15])" table:allow-empty-cell="true" table:display-list="unsorted" table:base-cell-address="Óptica.B16">
          <table:error-message table:message-type="stop" table:display="true"/>
        </table:content-validation>
        <table:content-validation table:name="val17" table:condition="of:cell-content-is-in-list($#¡REF!.$AA$2:$#¡REF!.$AA$3)" table:allow-empty-cell="false" table:display-list="unsorted" table:base-cell-address="Índice.F2">
          <table:error-message table:message-type="stop" table:display="true"/>
        </table:content-validation>
        <table:content-validation table:name="val18" table:condition="of:cell-content-is-in-list($#¡REF!.$AH$1:$#¡REF!.$AH$2)" table:allow-empty-cell="true" table:display-list="unsorted" table:base-cell-address="Axuda.F6">
          <table:error-message table:message-type="stop" table:display="true"/>
        </table:content-validation>
        <table:content-validation table:name="val19" table:condition="of:cell-content-is-in-list($#¡REF!.$AL$7:$#¡REF!.$AL$8)" table:allow-empty-cell="true" table:display-list="unsorted" table:base-cell-address="Axuda.F8">
          <table:error-message table:message-type="stop" table:display="true"/>
        </table:content-validation>
        <table:content-validation table:name="val20" table:condition="of:cell-content-is-decimal-number() and cell-content()&lt;0" table:allow-empty-cell="true" table:base-cell-address="Axuda.G7">
          <table:error-message table:message-type="stop" table:display="true">
            <text:p>Ten que ser negativa</text:p>
          </table:error-message>
        </table:content-validation>
        <table:content-validation table:name="val21" table:condition="of:cell-content-is-decimal-number() and cell-content()&gt;0" table:allow-empty-cell="true" table:base-cell-address="Axuda.G9">
          <table:error-message table:message-type="stop" table:display="true">
            <text:p>Ten que ser positiva</text:p>
          </table:error-message>
        </table:content-validation>
        <table:content-validation table:name="val22"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3" table:condition="of:cell-content-is-in-list($#¡REF!.$AF$1:$#¡REF!.$AF$2)" table:allow-empty-cell="false" table:display-list="unsorted" table:base-cell-address="Axuda.I6">
          <table:error-message table:message-type="stop" table:display="true"/>
        </table:content-validation>
        <table:content-validation table:name="val24" table:condition="of:cell-content-is-in-list($#¡REF!.$AA$5:$#¡REF!.$AA$8)" table:allow-empty-cell="false" table:display-list="unsorted" table:base-cell-address="Axuda.I3">
          <table:error-message table:message-type="stop" table:display="true"/>
        </table:content-validation>
        <table:content-validation table:name="val25" table:condition="of:cell-content-is-in-list([$Lentes.$AE$5:$Lentes.$AE$7])" table:allow-empty-cell="true" table:display-list="unsorted" table:base-cell-address="D_Lentes.I5">
          <table:error-message table:message-type="stop" table:display="true"/>
        </table:content-validation>
        <table:content-validation table:name="val26" table:condition="of:cell-content-is-in-list([$Lentes.$AF$5:$Lentes.$AF$7])" table:allow-empty-cell="true" table:display-list="unsorted" table:base-cell-address="D_Lentes.M3">
          <table:error-message table:message-type="stop" table:display="true"/>
        </table:content-validation>
        <table:content-validation table:name="val27" table:condition="of:cell-content-is-in-list([$Fotoeléctr.$AD$4:$Fotoeléctr.$AD$6])" table:allow-empty-cell="true" table:display-list="unsorted" table:base-cell-address="Fotoeléctr.G3">
          <table:error-message table:message-type="stop" table:display="true"/>
        </table:content-validation>
        <table:content-validation table:name="val28" table:condition="of:cell-content-is-in-list([$Fotoeléctr.$AF$4:$Fotoeléctr.$AF$6])" table:allow-empty-cell="true" table:display-list="unsorted" table:base-cell-address="Fotoeléctr.G4">
          <table:error-message table:message-type="stop" table:display="true"/>
        </table:content-validation>
        <table:content-validation table:name="val29" table:condition="of:cell-content-is-in-list([$Fotoeléctr.$AE$4:$Fotoeléctr.$AE$6])" table:allow-empty-cell="true" table:display-list="unsorted" table:base-cell-address="Fotoeléctr.H3">
          <table:error-message table:message-type="stop" table:display="true"/>
        </table:content-validation>
        <table:content-validation table:name="val30" table:condition="of:cell-content-is-in-list([$Fotoeléctr.$AG$4:$Fotoeléctr.$AG$6])" table:allow-empty-cell="true" table:display-list="unsorted" table:base-cell-address="Fotoeléctr.H4">
          <table:error-message table:message-type="stop" table:display="true"/>
        </table:content-validation>
        <table:content-validation table:name="val31" table:condition="of:cell-content-is-in-list([$Fotoeléctr.$AB$11:$Fotoeléctr.$AB$12])" table:allow-empty-cell="true" table:display-list="unsorted" table:base-cell-address="Fotoeléctr.J15">
          <table:error-message table:message-type="stop" table:display="true"/>
        </table:content-validation>
        <table:content-validation table:name="val32" table:condition="of:cell-content-is-in-list([$Fotoeléctr.$AF$28:.$AF$29])" table:allow-empty-cell="false" table:display-list="unsorted" table:base-cell-address="Fotoeléctr.L2">
          <table:error-message table:message-type="stop" table:display="true"/>
        </table:content-validation>
        <table:content-validation table:name="val33" table:condition="of:cell-content-is-in-list([$Fotoeléctr.$AB$27:.$AB$28])" table:allow-empty-cell="false" table:display-list="unsorted" table:base-cell-address="Fotoeléctr.M3">
          <table:error-message table:message-type="stop" table:display="true"/>
        </table:content-validation>
        <table:content-validation table:name="val34" table:condition="of:cell-content-is-in-list([$Fotoeléctr.$AE$28:.$AE$29])" table:allow-empty-cell="false" table:display-list="unsorted" table:base-cell-address="Fotoeléctr.O2">
          <table:error-message table:message-type="stop" table:display="true"/>
        </table:content-validation>
        <table:content-validation table:name="val35" table:condition="of:cell-content-is-in-list(#REF!)" table:allow-empty-cell="true" table:display-list="unsorted" table:base-cell-address="D_Lentes.G3">
          <table:error-message table:message-type="stop" table:display="true"/>
        </table:content-validation>
        <table:content-validation table:name="val36" table:condition="of:cell-content-is-in-list(#REF!)" table:allow-empty-cell="true" table:display-list="unsorted" table:base-cell-address="D_Lentes.G4">
          <table:error-message table:message-type="stop" table:display="true"/>
        </table:content-validation>
        <table:content-validation table:name="val37" table:condition="of:cell-content-is-in-list(#REF!)" table:allow-empty-cell="true" table:display-list="unsorted" table:base-cell-address="D_Lentes.H3">
          <table:error-message table:message-type="stop" table:display="true"/>
        </table:content-validation>
        <table:content-validation table:name="val38"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Default"/>
          <table:table-cell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Default"/>
          <table:table-cell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Default"/>
          <table:table-cell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Default"/>
          <table:table-cell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Default"/>
          <table:table-cell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34" office:value-type="string" calcext:value-type="string">
            <text:p>3</text:p>
          </table:table-cell>
          <table:table-cell table:number-columns-repeated="3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34" office:value-type="string" calcext:value-type="string">
            <text:p>4</text:p>
          </table:table-cell>
          <table:table-cell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37" office:value-type="string" calcext:value-type="string">
            <text:p>1</text:p>
          </table:table-cell>
          <table:table-cell table:number-columns-repeated="37"/>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ón</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4"><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3">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text:span text:style-name="T5">Se puede escribir «equis» (x) en vez de «aspa» (</text:span><text:span text:style-name="T6">×)</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Se puede escribir «^» seguido de signos y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61])" office:value-type="float" office:value="2.0943951023932" calcext:value-type="float">
            <text:p>2,0943951024</text:p>
          </table:table-cell>
          <table:table-cell table:style-name="ce38" table:formula="of:=FORMULA([.J61])" office:value-type="string" office:string-value="=AVALORPI(F61)" calcext:value-type="string">
            <text:p>=AVALORPI(F61)</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1 π / n2 de enteiros</text:p>
          </table:table-cell>
          <table:table-cell table:style-name="ce50" table:number-columns-repeated="2"/>
          <table:table-cell table:style-name="ce26" table:number-columns-repeated="2"/>
          <table:table-cell table:style-name="ce50"/>
          <table:table-cell table:style-name="ce47"/>
          <table:table-cell table:style-name="ce131"/>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4])" office:value-type="string" office:string-value="π" calcext:value-type="string">
            <text:p>π</text:p>
          </table:table-cell>
          <table:table-cell table:style-name="ce38" table:formula="of:=FORMULA([.J64])" office:value-type="string" office:string-value="=COMOPI(F64)" calcext:value-type="string">
            <text:p>=COMOPI(F64)</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4]*[.F64]" office:value-type="float" office:value="9.86960440108936" calcext:value-type="float">
            <text:p>9,86960440108936</text:p>
          </table:table-cell>
          <table:table-cell table:style-name="ce50" table:number-columns-repeated="3"/>
          <table:table-cell table:style-name="ce38" table:formula="of:=COMOPI([.F65])" office:value-type="string" office:string-value="22 π/7" calcext:value-type="string">
            <text:p>22 π/7</text:p>
          </table:table-cell>
          <table:table-cell table:style-name="ce38" table:formula="of:=FORMULA([.J65])" office:value-type="string" office:string-value="=COMOPI(F65)" calcext:value-type="string">
            <text:p>=COMOPI(F65)</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5]"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6];[.G66])" office:value-type="string" office:string-value="11/7" calcext:value-type="string">
            <text:p>11/7</text:p>
          </table:table-cell>
          <table:table-cell table:style-name="ce38" table:formula="of:=FORMULA([.J66])" office:value-type="string" office:string-value="=COMOPI(F66;G66)" calcext:value-type="string">
            <text:p>=COMOPI(F66;G66)</text:p>
          </table:table-cell>
          <table:table-cell table:style-name="ce50" table:formula="of:=[.F66]" office:value-type="float" office:value="9.86960440108936" calcext:value-type="float">
            <text:p>9,86960440108936</text:p>
          </table:table-cell>
          <table:table-cell table:style-name="ce50" table:formula="of:=&quot;= &quot;&amp;[.G66]&amp;&quot;π · &quot;&amp;[.J66]"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9];[.G69];[.H69])" office:value-type="string" office:string-value="7,9577 π" calcext:value-type="string">
            <text:p>7,9577 π</text:p>
          </table:table-cell>
          <table:table-cell table:style-name="ce38" table:formula="of:=FORMULA([.J69])" office:value-type="string" office:string-value="=COMOPI(F69;G69;H69)" calcext:value-type="string">
            <text:p>=COMOPI(F69;G69;H6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71];[.H71])" office:value-type="string" office:string-value="2,638 km" calcext:value-type="string">
            <text:p>2,638 km</text:p>
          </table:table-cell>
          <table:table-cell table:style-name="ce38" table:formula="of:=FORMULA([.J71])" office:value-type="string" office:string-value="=ENUNIDADING(F71;H71)" calcext:value-type="string">
            <text:p>=ENUNIDADING(F71;H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2];[.H72])" office:value-type="string" office:string-value="26,38 m²" calcext:value-type="string">
            <text:p>26,38 m²</text:p>
          </table:table-cell>
          <table:table-cell table:style-name="ce38" table:formula="of:=FORMULA([.J72])" office:value-type="string" office:string-value="=ENUNIDADING(F72;H72)" calcext:value-type="string">
            <text:p>=ENUNIDADING(F72;H7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3];[.H73])" office:value-type="string" office:string-value="263,8 dm³" calcext:value-type="string">
            <text:p>263,8 dm³</text:p>
          </table:table-cell>
          <table:table-cell table:style-name="ce38" table:formula="of:=FORMULA([.J73])" office:value-type="string" office:string-value="=ENUNIDADING(F73;H73)" calcext:value-type="string">
            <text:p>=ENUNIDADING(F73;H7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5])" office:value-type="float" office:value="1E+030" calcext:value-type="float">
            <text:p>1E+030</text:p>
          </table:table-cell>
          <table:table-cell table:style-name="ce38" table:formula="of:=FORMULA([.J75])" office:value-type="string" office:string-value="=FACTORSI(G75)" calcext:value-type="string">
            <text:p>=FACTORSI(G7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6])" office:value-type="float" office:value="10" calcext:value-type="float">
            <text:p>10</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7])" office:value-type="float" office:value="1E-027" calcext:value-type="float">
            <text:p>1E-27</text:p>
          </table:table-cell>
          <table:table-cell table:style-name="ce38" table:formula="of:=FORMULA([.J77])" office:value-type="string" office:string-value="=FACTORSI(G77)" calcext:value-type="string">
            <text:p>=FACTORSI(G7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8])" office:value-type="float" office:value="0.000001" calcext:value-type="float">
            <text:p>0,000001</text:p>
          </table:table-cell>
          <table:table-cell table:style-name="ce38" table:formula="of:=FORMULA([.J78])" office:value-type="string" office:string-value="=FACTORSI(G78)" calcext:value-type="string">
            <text:p>=FACTORSI(G7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80:.F82])" office:value-type="float" office:value="60200000" calcext:value-type="float">
            <text:p>60200000</text:p>
          </table:table-cell>
          <table:table-cell table:style-name="ce38" table:formula="of:=FORMULA([.J80])" office:value-type="string" office:string-value="=MAXABS(F80:F82)" calcext:value-type="string">
            <text:p>=MAXABS(F80:F82)</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4];[.G84])" office:value-type="string" office:string-value="2,58980·10⁻⁵" calcext:value-type="string">
            <text:p>2,58980·10⁻⁵</text:p>
          </table:table-cell>
          <table:table-cell table:style-name="ce38" table:formula="of:=FORMULA([.J84])" office:value-type="string" office:string-value="=NOTACIEN(F84;G84)" calcext:value-type="string">
            <text:p>=NOTACIEN(F84;G8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5])" office:value-type="string" office:string-value="2,59·10⁻⁵" calcext:value-type="string">
            <text:p>2,59·10⁻⁵</text:p>
          </table:table-cell>
          <table:table-cell table:style-name="ce38" table:formula="of:=FORMULA([.J85])" office:value-type="string" office:string-value="=NOTACIEN(F85)" calcext:value-type="string">
            <text:p>=NOTACIEN(F8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3">ⁿ</text:span>». Se se pon e non é 0: «×10<text:span text:style-name="T3">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6];[.G86];[.H86])" office:value-type="string" office:string-value="2,0×10³" calcext:value-type="string">
            <text:p>2,0×10³</text:p>
          </table:table-cell>
          <table:table-cell table:style-name="ce38" table:formula="of:=FORMULA([.J86])" office:value-type="string" office:string-value="=NOTACIEN(F86;G86;H86)" calcext:value-type="string">
            <text:p>=NOTACIEN(F86;G86;H8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8];[.G88];[.H88])" office:value-type="string" office:string-value="0,01235" calcext:value-type="string">
            <text:p>0,01235</text:p>
          </table:table-cell>
          <table:table-cell table:style-name="ce38" table:formula="of:=FORMULA([.J88])" office:value-type="string" office:string-value="=NUMFORMA(F88;G88;H88)" calcext:value-type="string">
            <text:p>=NUMFORMA(F88;G88;H8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9];[.G89];[.H89])" office:value-type="string" office:string-value="1,235·10⁻²" calcext:value-type="string">
            <text:p>1,235·10⁻²</text:p>
          </table:table-cell>
          <table:table-cell table:style-name="ce38" table:formula="of:=FORMULA([.J89])" office:value-type="string" office:string-value="=NUMFORMA(F89;G89;H89)" calcext:value-type="string">
            <text:p>=NUMFORMA(F89;G89;H8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90];[.G90];[.H90])" office:value-type="string" office:string-value="1230" calcext:value-type="string">
            <text:p>1230</text:p>
          </table:table-cell>
          <table:table-cell table:style-name="ce38" table:formula="of:=FORMULA([.J90])" office:value-type="string" office:string-value="=NUMFORMA(F90;G90;H90)" calcext:value-type="string">
            <text:p>=NUMFORMA(F90;G90;H9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91];[.G91];[.H91])" office:value-type="string" office:string-value="1,23·10³" calcext:value-type="string">
            <text:p>1,23·10³</text:p>
          </table:table-cell>
          <table:table-cell table:style-name="ce38" table:formula="of:=FORMULA([.J91])" office:value-type="string" office:string-value="=NUMFORMA(F91;G91;H91)" calcext:value-type="string">
            <text:p>=NUMFORMA(F91;G91;H9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2];[.G92];[.H92])" office:value-type="string" office:string-value="-1,40·10⁻³" calcext:value-type="string">
            <text:p>-1,40·10⁻³</text:p>
          </table:table-cell>
          <table:table-cell table:style-name="ce38" table:formula="of:=FORMULA([.J92])" office:value-type="string" office:string-value="=NUMFORMA(F92;G92;H92)" calcext:value-type="string">
            <text:p>=NUMFORMA(F92;G92;H92)</text:p>
          </table:table-cell>
          <table:table-cell table:style-name="ce26" table:formula="of:=[.F92]&amp;&quot; J =&quot;" office:value-type="string" office:string-value="-0,0014 J =" calcext:value-type="string">
            <text:p>-0,0014 J =</text:p>
          </table:table-cell>
          <table:table-cell table:style-name="ce50" table:formula="of:=ASUBMULT([.F9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5];[.G95];[.H95];[.I95])" office:value-type="string" office:string-value="3,00×10⁸" calcext:value-type="string">
            <text:p>3,00×10⁸</text:p>
          </table:table-cell>
          <table:table-cell table:style-name="ce38" table:formula="of:=FORMULA([.J95])" office:value-type="string" office:string-value="=NUMFORMA(F95;G95;H95;I95)" calcext:value-type="string">
            <text:p>=NUMFORMA(F95;G95;H95;I9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7])" office:value-type="string" office:string-value="µ" calcext:value-type="string">
            <text:p>µ</text:p>
          </table:table-cell>
          <table:table-cell table:style-name="ce38" table:formula="of:=FORMULA([.J97])" office:value-type="string" office:string-value="=PREFIJOSI(F97)" calcext:value-type="string">
            <text:p>=PREFIJOSI(F97)</text:p>
          </table:table-cell>
          <table:table-cell table:style-name="ce26" table:formula="of:=[.F97]&amp;&quot; J =&quot;" office:value-type="string" office:string-value="0,0000935 J =" calcext:value-type="string">
            <text:p>0,0000935 J =</text:p>
          </table:table-cell>
          <table:table-cell table:style-name="ce50" table:formula="of:=ASUBMULT([.F9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8])" office:value-type="string" office:string-value="m" calcext:value-type="string">
            <text:p>m</text:p>
          </table:table-cell>
          <table:table-cell table:style-name="ce50" table:formula="of:=FORMULA([.J98])" office:value-type="string" office:string-value="=PREFIJOSI(F98)" calcext:value-type="string">
            <text:p>=PREFIJOSI(F98)</text:p>
          </table:table-cell>
          <table:table-cell table:style-name="ce26" table:formula="of:=[.F98]&amp;&quot; J&quot;&amp;&quot; =&quot;" office:value-type="string" office:string-value="0,0164 J =" calcext:value-type="string">
            <text:p>0,0164 J =</text:p>
          </table:table-cell>
          <table:table-cell table:style-name="ce50" table:formula="of:=ASUBMULT([.F9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9];;[.H99])" office:value-type="string" office:string-value="c" calcext:value-type="string">
            <text:p>c</text:p>
          </table:table-cell>
          <table:table-cell table:style-name="ce50" table:formula="of:=FORMULA([.J99])" office:value-type="string" office:string-value="=PREFIJOSI(F99;;H99)" calcext:value-type="string">
            <text:p>=PREFIJOSI(F99;;H99)</text:p>
          </table:table-cell>
          <table:table-cell table:style-name="ce26" table:formula="of:=[.F99]&amp;&quot; J&quot;&amp;&quot; =&quot;" office:value-type="string" office:string-value="0,0164 J =" calcext:value-type="string">
            <text:p>0,0164 J =</text:p>
          </table:table-cell>
          <table:table-cell table:style-name="ce50" table:formula="of:=[.F99]/FACTORSI([.J99])&amp;&quot; &quot;&amp;[.J9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100];[.G100])" office:value-type="string" office:string-value="m" calcext:value-type="string">
            <text:p>m</text:p>
          </table:table-cell>
          <table:table-cell table:style-name="ce50" table:formula="of:=FORMULA([.J100])" office:value-type="string" office:string-value="=PREFIJOSI(F100;G100)" calcext:value-type="string">
            <text:p>=PREFIJOSI(F100;G100)</text:p>
          </table:table-cell>
          <table:table-cell table:style-name="ce26" table:formula="of:=[.F100]&amp;&quot; m&quot;&amp;SUPERIND([.G100])&amp;&quot; =&quot;" office:value-type="string" office:string-value="7,86×10⁻⁶ m² =" calcext:value-type="string">
            <text:p>7,86×10⁻⁶ m² =</text:p>
          </table:table-cell>
          <table:table-cell table:style-name="ce50" table:formula="of:=ASUBMULT([.F100];[.G100])&amp;&quot;m&quot;&amp;SUPERIND([.G10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101];[.G101])" office:value-type="string" office:string-value="c" calcext:value-type="string">
            <text:p>c</text:p>
          </table:table-cell>
          <table:table-cell table:style-name="ce50" table:formula="of:=FORMULA([.J101])" office:value-type="string" office:string-value="=PREFIJOSI(F101;G101)" calcext:value-type="string">
            <text:p>=PREFIJOSI(F101;G101)</text:p>
          </table:table-cell>
          <table:table-cell table:style-name="ce26" table:formula="of:=[.F101]&amp;&quot; m&quot;&amp;SUPERIND([.G101])&amp;&quot; =&quot;" office:value-type="string" office:string-value="8,86×10⁻⁶ m³ =" calcext:value-type="string">
            <text:p>8,86×10⁻⁶ m³ =</text:p>
          </table:table-cell>
          <table:table-cell table:style-name="ce50" table:formula="of:=ASUBMULT([.F101];[.G101])&amp;&quot;m&quot;&amp;SUPERIND([.G10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03])" office:value-type="string" office:string-value="C á l c u l o" calcext:value-type="string">
            <text:p>C á l c u l o</text:p>
          </table:table-cell>
          <table:table-cell table:style-name="ce38" table:formula="of:=FORMULA([.J103])" office:value-type="string" office:string-value="=EXPANDETEXTO(F103)" calcext:value-type="string">
            <text:p>=EXPANDETEXTO(F10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04];[.G104])" office:value-type="string" office:string-value="C   á   l   c   u   l   o" calcext:value-type="string">
            <text:p>C <text:s text:c="2"/>á <text:s text:c="2"/>l <text:s text:c="2"/>c <text:s text:c="2"/>u <text:s text:c="2"/>l <text:s text:c="2"/>o</text:p>
          </table:table-cell>
          <table:table-cell table:style-name="ce38" table:formula="of:=FORMULA([.J104])" office:value-type="string" office:string-value="=EXPANDETEXTO(F104;G104)" calcext:value-type="string">
            <text:p>=EXPANDETEXTO(F104;G10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11]);[.$E$112];[.$E$113];[.$H$114])" office:value-type="string" office:string-value="9,65×10⁴" calcext:value-type="string">
            <text:p>9,65×10⁴</text:p>
          </table:table-cell>
          <table:table-cell table:style-name="ce38" table:formula="of:=FORMULA([.J111])" office:value-type="string" office:string-value="=NUMFORMA(AVALOR(F111);$E$112;$E$113;$H$114)" calcext:value-type="string">
            <text:p>=NUMFORMA(AVALOR(F111);$E$112;$E$113;$H$11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12]);[.$E$112];[.$E$113];[.$H$114])" office:value-type="string" office:string-value="0,000549" calcext:value-type="string">
            <text:p>0,000549</text:p>
          </table:table-cell>
          <table:table-cell table:style-name="ce38" table:formula="of:=FORMULA([.J112])" office:value-type="string" office:string-value="=NUMFORMA(AVALOR(F112);$E$112;$E$113;$H$114)" calcext:value-type="string">
            <text:p>=NUMFORMA(AVALOR(F112);$E$112;$E$113;$H$11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4" calcext:value-type="string">
            <text:p>4</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13]);[.$E$112];[.$E$113];[.$H$114])" office:value-type="string" office:string-value="1010" calcext:value-type="string">
            <text:p>1010</text:p>
          </table:table-cell>
          <table:table-cell table:style-name="ce38" table:formula="of:=FORMULA([.J113])" office:value-type="string" office:string-value="=NUMFORMA(AVALOR(F113);$E$112;$E$113;$H$114)" calcext:value-type="string">
            <text:p>=NUMFORMA(AVALOR(F113);$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9">símbolo de multiplicar (· o ×) antes de 10</text:span><text:span text:style-name="T10">ⁿ</text:span></text:p>
          </table:table-cell>
          <table:table-cell table:style-name="ce38"/>
          <table:table-cell table:style-name="ce47" table:formula="of:=IF([.H11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14]);[.$E$112];[.$E$113];[.$H$114])" office:value-type="string" office:string-value="0,00132" calcext:value-type="string">
            <text:p>0,00132</text:p>
          </table:table-cell>
          <table:table-cell table:style-name="ce38" table:formula="of:=FORMULA([.J114])" office:value-type="string" office:string-value="=NUMFORMA(AVALOR(F114);$E$112;$E$113;$H$114)" calcext:value-type="string">
            <text:p>=NUMFORMA(AVALOR(F114);$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115" office:value-type="date" office:date-value="2024-10-28" calcext:value-type="date">
            <text:p>28/10/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09">
          <table:table-cell table:number-columns-repeated="64"/>
        </table:table-row>
        <table:table-row table:style-name="ro2" table:number-rows-repeated="1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81"/>
          <table:table-cell table:style-name="ce211"/>
          <table:table-cell table:style-name="ce181"/>
          <table:table-cell table:style-name="ce21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181" office:value-type="string" calcext:value-type="string">
            <text:p>Escoller</text:p>
          </table:table-cell>
          <table:table-cell table:style-name="ce211"/>
          <table:table-cell table:style-name="ce56" office:value-type="string" calcext:value-type="string">
            <text:p>Pulsar co dedo índice «furabolos» o botón do rato.</text:p>
          </table:table-cell>
          <table:table-cell table:style-name="ce21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181" office:value-type="string" calcext:value-type="string">
            <text:p>Ir á ligazón</text:p>
          </table:table-cell>
          <table:table-cell table:style-name="ce211"/>
          <table:table-cell table:style-name="ce56" office:value-type="string" calcext:value-type="string">
            <text:p>Pulsar co dedo índice «furabolos» o botón do rato mentres</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181"/>
          <table:table-cell table:style-name="ce211"/>
          <table:table-cell table:style-name="ce56" office:value-type="string" calcext:value-type="string">
            <text:p><text:s/>pulsa coa outra man na tecla Control («Ctrl»)</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181" office:value-type="string" calcext:value-type="string">
            <text:p>Ir ao comezo da páxina</text:p>
          </table:table-cell>
          <table:table-cell table:style-name="ce211"/>
          <table:table-cell table:style-name="ce181" office:value-type="string" calcext:value-type="string">
            <text:p>Pulsar ao tempo nas teclas Control e Inicio</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181" office:value-type="string" calcext:value-type="string">
            <text:p>Desfacer acción anterior</text:p>
          </table:table-cell>
          <table:table-cell table:style-name="ce211"/>
          <table:table-cell table:style-name="ce181" office:value-type="string" calcext:value-type="string">
            <text:p>Pulsar ao tempo nas teclas Control e Z</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181" office:value-type="string" calcext:value-type="string">
            <text:p>Eliminar formato directo</text:p>
          </table:table-cell>
          <table:table-cell table:style-name="ce211"/>
          <table:table-cell table:style-name="ce181" office:value-type="string" calcext:value-type="string">
            <text:p>Pulsar ao tempo nas teclas Control e M</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181" office:value-type="string" calcext:value-type="string">
            <text:p>Copiar</text:p>
          </table:table-cell>
          <table:table-cell table:style-name="ce211"/>
          <table:table-cell table:style-name="ce181" office:value-type="string" calcext:value-type="string">
            <text:p>Pulsar ao tempo nas teclas Control e C</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181" office:value-type="string" calcext:value-type="string">
            <text:p>Pegar</text:p>
          </table:table-cell>
          <table:table-cell table:style-name="ce211"/>
          <table:table-cell table:style-name="ce181" office:value-type="string" calcext:value-type="string">
            <text:p>Pulsar ao tempo nas teclas Control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V]</text:span></text:p>
          </table:table-cell>
          <table:table-cell table:style-name="ce181" office:value-type="string" calcext:value-type="string">
            <text:p>Pegado especial</text:p>
          </table:table-cell>
          <table:table-cell table:style-name="ce211"/>
          <table:table-cell table:style-name="ce181" office:value-type="string" calcext:value-type="string">
            <text:p>Pulsar ao tempo nas teclas Control, Maiúscula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Alt] [V]  Pegar sen formato</text:span></text:p>
          </table:table-cell>
          <table:table-cell table:style-name="ce181"/>
          <table:table-cell table:style-name="ce211"/>
          <table:table-cell table:style-name="ce181" office:value-type="string" calcext:value-type="string">
            <text:p>Pulsar ao tempo nas teclas Control, Maiúscula, Alt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F9]</text:span></text:p>
          </table:table-cell>
          <table:table-cell table:style-name="ce181" office:value-type="string" calcext:value-type="string">
            <text:p>Cálculo incondicional </text:p>
          </table:table-cell>
          <table:table-cell table:style-name="ce211"/>
          <table:table-cell table:style-name="ce181" office:value-type="string" calcext:value-type="string">
            <text:p>Pulsar ao tempo nas teclas Control, Maiúscula e F9</text:p>
          </table:table-cell>
          <table:table-cell table:style-name="ce21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11" table:number-columns-repeated="4"/>
          <table:table-cell table:style-name="ce181"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11"/>
          <table:table-cell table:style-name="ce129" office:value-type="string" calcext:value-type="string">
            <text:p>As celas de cor laranxa son para elixir nunha lista de opción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text:p>
          </table:table-cell>
          <table:table-cell table:style-name="ce211"/>
          <table:table-cell table:style-name="ce130"/>
          <table:table-cell table:style-name="ce211"/>
          <table:table-cell table:style-name="ce85">
            <draw:g draw:z-index="0" draw:name="Objeto de grupo 2" draw:style-name="gr2">
              <draw:custom-shape draw:style-name="gr3" draw:text-style-name="P2" svg:width="0.35cm" svg:height="0.422cm" svg:x="1.745cm" svg:y="0.005cm">
                <text:p/>
                <draw:enhanced-geometry svg:viewBox="0 0 21600 21600" draw:type="rectangle" draw:enhanced-path="M 0 0 L 21600 0 21600 21600 0 21600 0 0 Z N"/>
              </draw:custom-shape>
              <draw:line draw:style-name="gr4" draw:text-style-name="P3" svg:x1="2.009cm" svg:y1="0.374cm" svg:x2="1.825cm" svg:y2="0.374cm">
                <text:p/>
              </draw:line>
              <draw:g draw:style-name="gr2">
                <draw:line draw:style-name="gr5" draw:text-style-name="P3" svg:x1="1.914cm" svg:y1="0.077cm" svg:x2="1.914cm" svg:y2="0.243cm">
                  <text:p/>
                </draw:line>
                <draw:custom-shape draw:style-name="gr6" draw:text-style-name="P4" svg:width="0.279cm" svg:height="0.119cm" svg:x="1.786cm" svg:y="0.13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table:table-cell>
          <table:table-cell table:style-name="ce85" office:value-type="string" calcext:value-type="string">
            <text:p>Ao pulsar nela despréganse as opcións.</text:p>
          </table:table-cell>
          <table:table-cell table:style-name="ce211"/>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9">Para pegar celas, usar (case) sempre a combinación de teclas [Ctrl] [⇑] [Alt] [V]  (Pegar sen </text:span>formato)</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1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1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11"/>
          <table:table-cell table:style-name="ce129" office:value-type="string" calcext:value-type="string">
            <text:p>As celas de cor branca con bordo azul empréganse para escribir valores numéricos, textos numéricos ou fórmula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1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1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1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9"/>
          <table:table-cell table:number-columns-repeated="9"/>
        </table:table-row>
        <table:table-row table:style-name="ro1">
          <table:table-cell table:style-name="ce56" office:value-type="string" calcext:value-type="string">
            <text:p>c) Etiquetas</text:p>
          </table:table-cell>
          <table:table-cell table:style-name="ce168"/>
          <table:table-cell table:style-name="ce211"/>
          <table:table-cell table:style-name="ce56" office:value-type="string" calcext:value-type="string">
            <text:p>As celas de cor branca con bordo mouro empréganse para escribir textos, pero non fórmulas</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Ao escribir nelas un número, será considerado como texto e non desaparecerán os ceros á dereita da coma decimal</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35])"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49" office:value-type="string" calcext:value-type="string" table:number-columns-spanned="2" table:number-rows-spanned="1">
            <text:p>Cifras significativas</text:p>
          </table:table-cell>
          <table:covered-table-cell table:style-name="ce149"/>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1"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4" calcext:value-type="string">
            <text:p>4</text:p>
          </table:table-cell>
          <table:table-cell table:style-name="ce104" table:content-validation-name="val2" office:value-type="float" office:value="96485" calcext:value-type="float">
            <text:p>96485</text:p>
          </table:table-cell>
          <table:table-cell table:style-name="ce127" table:formula="of:=NUMFORMA(AVALOR([.I40]);[.$H$39];[.$H$40];[.$H$41])"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1]);[.$H$39];[.$H$40];[.$H$41])" office:value-type="string" office:string-value="0,000549" calcext:value-type="string">
            <text:p>0,000549</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2]);[.$H$39];[.$H$40];[.$H$41])" office:value-type="string" office:string-value="1010" calcext:value-type="string">
            <text:p>1010</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43]);[.$H$39];[.$H$40];[.$H$41])"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1]=&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44]);[.$H$39];[.$H$40];[.$H$41])"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45]);[.$H$39];[.$H$40];[.$H$41])"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DatoEntrada" table:formula="of:=FORMULA([.C62])" office:value-type="string" office:string-value="=1/AVALOR(G57)" calcext:value-type="string">
            <text:p>=1/AVALOR(G57)</text:p>
          </table:table-cell>
          <table:table-cell table:style-name="ce56" table:number-columns-repeated="13"/>
          <table:table-cell table:number-columns-repeated="9"/>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181"/>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220" table:formula="of:=1/AVALOR([.G57])" office:value-type="float" office:value="0.000189393939393939" calcext:value-type="float">
            <text:p>0,000189393939393939</text:p>
          </table:table-cell>
          <table:table-cell table:style-name="DatoEntrada" table:number-columns-repeated="3"/>
          <table:table-cell table:style-name="ce181"/>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12"></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3">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8">×</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11">⇑]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13">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4">Instrucións para os </text:span><text:span text:style-name="T15">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4">Instrucións para outros cálcul</text:span><text:span text:style-name="T15">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6">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6">Se, ao abrir a folla de cálculo, aparecen celas con erros ou con ###, pulse ao tempo as teclas Control, Maiúsculas e F9 ([Ctrl] [</text:span><text:span text:style-name="T17">⇑] [F9]</text:span><text:span text:style-name="T18">)</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16">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office:forms form:automatic-focus="false" form:apply-design-mode="fals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16];#REF!;[$Satélites.H35];[$Refracción.H31];[$Óptica.H24];[$Lentes.H26];[$Fotoeléctr.H33])" office:value-type="string" office:string-value="" calcext:value-type="error">
            <text:p>#¡REF!</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0.926cm" svg:y="2.138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6"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8"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108" office:value-type="string" calcext:value-type="string">
            <text:p>SATÉLITES</text:p>
          </table:table-cell>
          <table:table-cell table:style-name="ce225" table:number-columns-repeated="2"/>
          <table:table-cell table:style-name="Default"/>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O$3]);[.$AM$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8"/>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office:value-type="string" calcext:value-type="string">
            <text:p>m³·kg⁻¹·s⁻²</text:p>
          </table:table-cell>
          <table:table-cell table:style-name="ce228" table:formula="of:=[.AO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table-cell table:style-name="ce182" office:value-type="string" calcext:value-type="string">
            <text:p><text:span text:style-name="T20">Satélite</text:span></text:p>
          </table:table-cell>
          <table:table-cell table:style-name="ce367" table:content-validation-name="val6" office:value-type="string" calcext:value-type="string">
            <text:p>r</text:p>
          </table:table-cell>
          <table:table-cell table:style-name="ce367" table:content-validation-name="val8"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J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8"/>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Default" table:number-columns-repeated="2"/>
          <table:table-cell table:style-name="ce229" table:formula="of:=([.$F$12]=[.$AO$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412" table:formula="of:=IF(ISERROR([.$AG$9]);&quot;clic →&quot;;IF([.$AG$9];&quot;&quot;;&quot;clic →&quot;))">
            <text:p/>
          </table:table-cell>
          <table:table-cell table:style-name="ce368" table:content-validation-name="val7" office:value-type="string" calcext:value-type="string">
            <text:p>km</text:p>
          </table:table-cell>
          <table:table-cell table:style-name="ce368" table:content-validation-name="val9"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8"/>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J2:.AJ3];0))" office:value-type="float" office:value="1" calcext:value-type="float">
            <text:p>1</text:p>
          </table:table-cell>
          <table:table-cell table:style-name="ce108"/>
          <table:table-cell table:style-name="ce108" table:formula="of:=&quot;¿Calcular &quot;&amp;[.AO6]&amp;&quot;?&quot;" office:value-type="string" office:string-value="¿Calcular δ?" calcext:value-type="string">
            <text:p>¿Calcular δ?</text:p>
          </table:table-cell>
          <table:table-cell table:style-name="ce229" table:formula="of:=OR([.$AO$3];[.AM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5"/>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839cm" table:end-y="0.45cm" draw:z-index="2" draw:style-name="gr8" draw:text-style-name="P1" svg:width="2.839cm" svg:height="0.45cm" svg:x="0cm" svg:y="0cm" draw:control="control3"/>
          </table:table-cell>
          <table:table-cell table:style-name="Default" table:number-columns-repeated="3"/>
          <table:table-cell table:number-columns-repeated="5"/>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5"/>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table-cell table:style-name="Default">
            <draw:control draw:z-index="3" draw:name="Control 1" draw:style-name="gr1" draw:text-style-name="P1" svg:width="2.839cm" svg:height="0.449cm" svg:x="0cm" svg:y="0cm" draw:control="control4"/>
          </table:table-cell>
          <table:table-cell table:style-name="Default" table:number-columns-repeated="3"/>
          <table:table-cell table:number-columns-repeated="5"/>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320"/>
          <table:covered-table-cell table:number-columns-repeated="2" table:style-name="ce165"/>
          <table:covered-table-cell table:style-name="ce315"/>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I$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table:formula="of:=IF(ISBLANK([.I11]);[.AJ2]&amp;&quot; &quot;&amp;[.$AK$1];[.$AK$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5"/>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O$1];&quot;&quot;)">
            <text:p/>
          </table:table-cell>
          <table:table-cell table:style-name="ce276" table:content-validation-name="val5" office:value-type="string" calcext:value-type="string">
            <text:p>Terra</text:p>
          </table:table-cell>
          <table:table-cell table:style-name="ce150" table:formula="of:=[.$AL$1]" office:value-type="string" office:string-value="Masa" calcext:value-type="string">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O$3]);[.$AM$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5"/>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5"/>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Nas últimas filas, elixa o valor da «Constante da gravitación», á dereita de «G =», (por defecto 6,67·10⁻¹¹ N·m²/kg²).&#10;Para o cálculo da incerteza relativa (δ), ten que escribir o valor da masa do planeta na cela correspondente, agás no caso da Terra."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A$6];[.$AA$7];[.$AA$8]))" office:value-type="string" office:string-value="8,99×10⁷" calcext:value-type="string">
            <text:p>8,99×10⁷</text:p>
          </table:table-cell>
          <table:table-cell table:style-name="ce222" table:formula="of:=IF(ISBLANK([.H5]);&quot;&quot;;NUMFORMA([.AL19];[.$AA$6];[.$AA$7];[.$AA$8]))" office:value-type="string" office:string-value="4,38×10²⁰" calcext:value-type="string">
            <text:p>4,38×10²⁰</text:p>
          </table:table-cell>
          <table:table-cell table:style-name="ce222" table:formula="of:=IF(OR(ISBLANK([.G5]);ISBLANK([.H5]));&quot;&quot;;NUMFORMA([.AM19];[.$AA$6];[.$AA$7];[.$AA$8]))"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A$6];[.$AA$7];[.$AA$8]))" office:value-type="string" office:string-value="2,99×10⁸" calcext:value-type="string">
            <text:p>2,99×10⁸</text:p>
          </table:table-cell>
          <table:table-cell table:style-name="ce222" table:formula="of:=IF(ISBLANK([.H6]);&quot;&quot;;NUMFORMA([.AL20];[.$AA$6];[.$AA$7];[.$AA$8]))" office:value-type="string" office:string-value="3,00×10²¹" calcext:value-type="string">
            <text:p>3,00×10²¹</text:p>
          </table:table-cell>
          <table:table-cell table:style-name="ce205" table:formula="of:=IF(OR(ISBLANK([.G6]);ISBLANK([.H6]));&quot;&quot;;NUMFORMA([.AM20];[.$AA$6];[.$AA$7];[.$AA$8]))"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A$6];[.$AA$7];[.$AA$8]))" office:value-type="string" office:string-value="7,56×10⁹" calcext:value-type="string">
            <text:p>7,56×10⁹</text:p>
          </table:table-cell>
          <table:table-cell table:style-name="ce222" table:formula="of:=IF(ISBLANK([.H7]);&quot;&quot;;NUMFORMA([.AL21];[.$AA$6];[.$AA$7];[.$AA$8]))" office:value-type="string" office:string-value="4,67×10²²" calcext:value-type="string">
            <text:p>4,67×10²²</text:p>
          </table:table-cell>
          <table:table-cell table:style-name="ce205" table:formula="of:=IF(OR(ISBLANK([.G7]);ISBLANK([.H7]));&quot;&quot;;NUMFORMA([.AM21];[.$AA$6];[.$AA$7];[.$AA$8]))" office:value-type="string" office:string-value="6,18×10¹²" calcext:value-type="string">
            <text:p>6,18×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A$6];[.$AA$7];[.$AA$8]))" office:value-type="string" office:string-value="3,75×10⁷" calcext:value-type="string">
            <text:p>3,75×10⁷</text:p>
          </table:table-cell>
          <table:table-cell table:style-name="ce222" table:formula="of:=IF(ISBLANK([.H8]);&quot;&quot;;NUMFORMA([.AL22];[.$AA$6];[.$AA$7];[.$AA$8]))" office:value-type="string" office:string-value="3,82×10²⁰" calcext:value-type="string">
            <text:p>3,82×10²⁰</text:p>
          </table:table-cell>
          <table:table-cell table:style-name="ce205" table:formula="of:=IF(OR(ISBLANK([.G8]);ISBLANK([.H8]));&quot;&quot;;NUMFORMA([.AM22];[.$AA$6];[.$AA$7];[.$AA$8]))" office:value-type="string" office:string-value="1,02×10¹³" calcext:value-type="string">
            <text:p>1,02×10¹³</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A$6];[.$AA$7];[.$AA$8]))">
            <text:p/>
          </table:table-cell>
          <table:table-cell table:style-name="ce205" table:formula="of:=IF(ISBLANK([.H9]);&quot;&quot;;NUMFORMA([.AL23];[.$AA$6];[.$AA$7];[.$AA$8]))">
            <text:p/>
          </table:table-cell>
          <table:table-cell table:style-name="ce205" table:formula="of:=IF(OR(ISBLANK([.G9]);ISBLANK([.H9]));&quot;&quot;;NUMFORMA([.AM23];[.$AA$6];[.$AA$7];[.$AA$8]))">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IF([.AL7];NUMFORMA([.AM24];[.$AA$6];[.$AA$7];[.$AA$8]);&quot;&quot;)"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A6]);&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O$5];&quot;&quot;)" office:value-type="string" office:string-value="incerteza" calcext:value-type="string">
            <text:p>incerteza</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O6]&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H24])" office:value-type="string" office:string-value="/10⁵" calcext:value-type="string">
            <text:p>/10⁵</text:p>
          </table:table-cell>
          <table:table-cell table:style-name="ce108" table:formula="of:=&quot;/10&quot;&amp;SUPERIND([.AI24])" office:value-type="string" office:string-value="/10¹²" calcext:value-type="string">
            <text:p>/10¹²</text:p>
          </table:table-cell>
          <table:table-cell table:style-name="ce160"/>
          <table:table-cell table:style-name="ce108" table:formula="of:=&quot;/10&quot;&amp;SUPERIND([.AK24])" office:value-type="string" office:string-value="/10⁸" calcext:value-type="string">
            <text:p>/10⁸</text:p>
          </table:table-cell>
          <table:table-cell table:style-name="ce108" table:formula="of:=&quot;/10&quot;&amp;SUPERIND([.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3];13)" office:value-type="string" office:string-value="(4 · π² / G) · r³/T² (media)" calcext:value-type="string">
            <text:p>(4 · π² / G) · r³/T² (media)</text:p>
          </table:table-cell>
          <table:table-cell table:style-name="ce205" table:formula="of:=IF([.$AL$7];NUMFORMA([.$AM$31];[.$AA$6];[.$AA$7];[.$AA$8]);&quot;&quot;)" office:value-type="string" office:string-value="4,63×10²⁴" calcext:value-type="string">
            <text:p>4,63×10²⁴</text:p>
          </table:table-cell>
          <table:table-cell table:style-name="ce326" table:formula="of:=IF([.$AM$4];NUMFORMA(100*ABS([.$AM$31]-[.$AM$1])/[.$AM$1];[.$AA$6];[.$AA$7];[.$AA$8]);&quot;&quot;)" office:value-type="string" office:string-value="22,5" calcext:value-type="string">
            <text:p>22,5</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A$6];[.$AA$7];[.$AA$8]);&quot;&quot;)" office:value-type="string" office:string-value="3,63×10²⁴" calcext:value-type="string">
            <text:p>3,63×10²⁴</text:p>
          </table:table-cell>
          <table:table-cell table:style-name="ce326" table:formula="of:=IF([.$AM$4];NUMFORMA(100*ABS([.$AL$29]-[.$AM$1])/[.$AM$1];[.$AA$6];[.$AA$7];[.$AA$8]);&quot;&quot;)" office:value-type="string" office:string-value="39,2" calcext:value-type="string">
            <text:p>39,2</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7" table:content-validation-name="val6" office:value-type="string" calcext:value-type="string">
            <text:p>r</text:p>
          </table:table-cell>
          <table:table-cell table:style-name="ce367" table:content-validation-name="val8"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412"/>
          <table:table-cell table:style-name="ce368" table:content-validation-name="val7" office:value-type="string" calcext:value-type="string">
            <text:p>km</text:p>
          </table:table-cell>
          <table:table-cell table:style-name="ce368" table:content-validation-name="val9"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5" office:value-type="string" calcext:value-type="string">
            <text:p>Terra</text:p>
          </table:table-cell>
          <table:table-cell table:style-name="ce150" office:value-type="string" calcext:value-type="string">
            <office:annotation draw:style-name="gr10" draw:text-style-name="P9" svg:width="2.899cm" svg:height="1.973cm" svg:x="14.649cm" svg:y="3.898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1">A partir de medidas do raio, </text:span><text:span text:style-name="T22">r</text:span><text:span text:style-name="T23">, e do período, </text:span><text:span text:style-name="T22">T</text:span><text:span text:style-name="T23">, de catro satélites que orbitan a Terra obtense a táboa anexa. Representa eses datos nunha gráfica e determina a partir dela a masa da Terra.</text:span></text:p>
            <text:p><text:span text:style-name="T24">DATO: </text:span><text:span text:style-name="T25">G</text:span><text:span text:style-name="T26"> = 6,67·10⁻¹¹ N·m²·kg⁻².</text:span></text:p>
            <text:p><text:span text:style-name="T27">(A.B.A.U. Xuño 19)</text:span></text:p>
            <text:p><text:span text:style-name="T27">Rta.: M = </text:span><text:span text:style-name="T28">6,07·10²⁴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8" table:content-validation-name="val6" office:value-type="string" calcext:value-type="string">
            <text:p>T²</text:p>
          </table:table-cell>
          <table:table-cell table:style-name="ce368" table:content-validation-name="val8"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8" table:content-validation-name="val7" office:value-type="string" calcext:value-type="string">
            <text:p>s²</text:p>
          </table:table-cell>
          <table:table-cell table:style-name="ce368" table:content-validation-name="val9"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0">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0">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0">4,93·10¹¹</text:span></text:p>
          </table:table-cell>
          <table:table-cell table:style-name="ce166"/>
          <table:table-cell table:style-name="ce280"/>
          <table:table-cell table:style-name="ce276" table:content-validation-name="val5" office:value-type="string" calcext:value-type="string">
            <text:p>Planeta</text:p>
          </table:table-cell>
          <table:table-cell table:style-name="ce150" office:value-type="string" calcext:value-type="string">
            <office:annotation draw:style-name="gr10" draw:text-style-name="P9" svg:width="2.899cm" svg:height="1.973cm" svg:x="14.649cm" svg:y="10.195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4">A partir dos datos do raio, </text:span><text:span text:style-name="T25">r</text:span><text:span text:style-name="T26">, e do período, </text:span><text:span text:style-name="T25">T</text:span><text:span text:style-name="T26">, de catro satélites que orbitan a Xúpiter obtense a táboa anexa. Representa eses datos nunha gráfica e determina a partir dela a masa de Xúpiter.</text:span></text:p>
            <text:p><text:span text:style-name="T24">DATO: </text:span><text:span text:style-name="T25">G</text:span><text:span text:style-name="T26"> = 6,67·10⁻¹¹ N·m²·kg⁻²</text:span></text:p>
            <text:p><text:span text:style-name="T24">Rta.: M = 1,9·10²⁷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8" table:content-validation-name="val6" office:value-type="string" calcext:value-type="string">
            <text:p>r</text:p>
          </table:table-cell>
          <table:table-cell table:style-name="ce368" table:content-validation-name="val8"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8" table:content-validation-name="val7" office:value-type="string" calcext:value-type="string">
            <text:p>km</text:p>
          </table:table-cell>
          <table:table-cell table:style-name="ce368" table:content-validation-name="val9"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5" office:value-type="string" calcext:value-type="string">
            <text:p>Xúpiter</text:p>
          </table:table-cell>
          <table:table-cell table:style-name="ce150" office:value-type="string" calcext:value-type="string">
            <office:annotation draw:style-name="gr10" draw:text-style-name="P9" svg:width="2.899cm" svg:height="1.973cm" svg:x="14.649cm" svg:y="16.492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3" table:default-cell-style-name="ce63"/>
        <table:table-column table:style-name="co33"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number-columns-repeated="2"/>
          <table:table-cell table:style-name="Default"/>
          <table:table-cell table:style-name="ce279" office:value-type="string" calcext:value-type="string">
            <text:p><text:span text:style-name="T24">φ</text:span></text:p>
          </table:table-cell>
          <table:table-cell table:style-name="ce279" office:value-type="string" calcext:value-type="string">
            <text:p><text:span text:style-name="T24"></text:span></text:p>
          </table:table-cell>
          <table:table-cell table:style-name="ce279" office:value-type="string" calcext:value-type="string">
            <text:p><text:span text:style-name="T24"></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5"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0">n</text:span><text:span text:style-name="T31"> = 1,24</text:span></text:p>
          </table:table-cell>
          <table:covered-table-cell table:style-name="ce320"/>
          <table:covered-table-cell table:number-columns-repeated="2"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00" table:content-validation-name="val13"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84cm" table:end-y="0.45cm" draw:z-index="2" draw:style-name="gr8" draw:text-style-name="P1" svg:width="2.84cm" svg:height="0.45cm" svg:x="0cm" svg:y="0cm" draw:control="control5"/>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draw:z-index="3" draw:name="Control 2" draw:style-name="gr1" draw:text-style-name="P1" svg:width="2.84cm" svg:height="0.449cm" svg:x="0cm" svg:y="0cm" draw:control="control6"/>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500" table:content-validation-name="val14"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7"/>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A$6];[.$AA$7];[.$AA$8]))" office:value-type="string" office:string-value="0,259" calcext:value-type="string">
            <text:p>0,259</text:p>
          </table:table-cell>
          <table:table-cell table:style-name="ce205" table:formula="of:=IF(ISBLANK([.H4]);&quot;&quot;;NUMFORMA([.AI19];[.$AA$6];[.$AA$7];[.$AA$8]))" office:value-type="string" office:string-value="0,208" calcext:value-type="string">
            <text:p>0,208</text:p>
          </table:table-cell>
          <table:table-cell table:style-name="ce205" table:formula="of:=IF(OR(ISBLANK([.G4]);ISBLANK([.H4]));&quot;&quot;;NUMFORMA([.AJ19];[.$AA$6];[.$AA$7];[.$AA$8]))"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A$6];[.$AA$7];[.$AA$8]))" office:value-type="string" office:string-value="0,342" calcext:value-type="string">
            <text:p>0,342</text:p>
          </table:table-cell>
          <table:table-cell table:style-name="ce205" table:formula="of:=IF(ISBLANK([.H5]);&quot;&quot;;NUMFORMA([.AI20];[.$AA$6];[.$AA$7];[.$AA$8]))" office:value-type="string" office:string-value="0,272" calcext:value-type="string">
            <text:p>0,272</text:p>
          </table:table-cell>
          <table:table-cell table:style-name="ce205" table:formula="of:=IF(OR(ISBLANK([.G5]);ISBLANK([.H5]));&quot;&quot;;NUMFORMA([.AJ20];[.$AA$6];[.$AA$7];[.$AA$8]))"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A$6];[.$AA$7];[.$AA$8]))" office:value-type="string" office:string-value="0,423" calcext:value-type="string">
            <text:p>0,423</text:p>
          </table:table-cell>
          <table:table-cell table:style-name="ce205" table:formula="of:=IF(ISBLANK([.H6]);&quot;&quot;;NUMFORMA([.AI21];[.$AA$6];[.$AA$7];[.$AA$8]))" office:value-type="string" office:string-value="0,344" calcext:value-type="string">
            <text:p>0,344</text:p>
          </table:table-cell>
          <table:table-cell table:style-name="ce205" table:formula="of:=IF(OR(ISBLANK([.G6]);ISBLANK([.H6]));&quot;&quot;;NUMFORMA([.AJ21];[.$AA$6];[.$AA$7];[.$AA$8]))" office:value-type="string" office:string-value="1,23" calcext:value-type="string">
            <text:p>1,23</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A$6];[.$AA$7];[.$AA$8]))" office:value-type="string" office:string-value="0,500" calcext:value-type="string">
            <text:p>0,500</text:p>
          </table:table-cell>
          <table:table-cell table:style-name="ce205" table:formula="of:=IF(ISBLANK([.H7]);&quot;&quot;;NUMFORMA([.AI22];[.$AA$6];[.$AA$7];[.$AA$8]))" office:value-type="string" office:string-value="0,400" calcext:value-type="string">
            <text:p>0,400</text:p>
          </table:table-cell>
          <table:table-cell table:style-name="ce205" table:formula="of:=IF(OR(ISBLANK([.G7]);ISBLANK([.H7]));&quot;&quot;;NUMFORMA([.AJ22];[.$AA$6];[.$AA$7];[.$AA$8]))"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4]"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A$6];[.$AA$7];[.$AA$8]))" office:value-type="string" office:string-value="0,574" calcext:value-type="string">
            <text:p>0,574</text:p>
          </table:table-cell>
          <table:table-cell table:style-name="ce205" table:formula="of:=IF(ISBLANK([.H8]);&quot;&quot;;NUMFORMA([.AI23];[.$AA$6];[.$AA$7];[.$AA$8]))" office:value-type="string" office:string-value="0,462" calcext:value-type="string">
            <text:p>0,462</text:p>
          </table:table-cell>
          <table:table-cell table:style-name="ce205" table:formula="of:=IF(OR(ISBLANK([.G8]);ISBLANK([.H8]));&quot;&quot;;NUMFORMA([.AJ23];[.$AA$6];[.$AA$7];[.$AA$8]))"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4]&amp;&quot; (media) =&quot;;&quot;&quot;)" office:value-type="string" office:string-value="n/n (media) =" calcext:value-type="string">
            <text:p>n/n (media) =</text:p>
          </table:table-cell>
          <table:table-cell table:style-name="ce728" table:formula="of:=IF([.$AL$7];NUMFORMA([.AJ24];[.$AA$6];[.$AA$7];[.$AA$8]);&quot;&quot;)"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A6]);&quot;&quot;)" office:value-type="string" office:string-value="0,807" calcext:value-type="string">
            <text:p>0,807</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A$6];[.$AA$7];[.$AA$8]);&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A$6];[.$AA$7];[.$AA$8]);&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0">n</text:span><text:span text:style-name="T31"> = 1,24</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00" table:content-validation-name="val13"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00" table:content-validation-name="val14"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4">n</text:span><text:span text:style-name="T35">=1,53</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500" table:content-validation-name="val13"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00" table:content-validation-name="val14"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Faise incidir un raio de luz con distintos ángulos sobre unha lámina de vidro. Na táboa da marxe aparecen os ángulos de incidencia e os ángulos de refracción. Calcula: a) O índice de refracción do material.</text:span></text:p>
            <text:p><text:span text:style-name="T36">b) E</text:span><text:span text:style-name="T37">n que condicións se produciría reflexión total.</text:span></text:p>
            <text:p><text:span text:style-name="T36">DATOS: n(aire) = 1; c = 3×10⁸ m∙s⁻¹. (A.B.A.U. ord. 20)</text:span></text:p>
            <text:p><text:span text:style-name="T36">Rta.: a) n = 1,6; b) φ &gt; 38°</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500"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00"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Determina graficamente o índice de refracción dun vidro a partir da seguinte táboa de valores dos ángulos de incidencia, φ, e de refracción, φ, da luz. Estima a súa incerteza.</text:span></text:p>
            <text:p><text:span text:style-name="T27">(A.B.A.U. extr. 19)</text:span></text:p>
            <text:p><text:span text:style-name="T38">Rta.:</text:span><text:span text:style-name="T39"> </text:span><text:span text:style-name="T40">n</text:span><text:span text:style-name="T41"> = 1,47</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500"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2">φ</text:span><text:span text:style-name="T43">/°</text:span></text:p>
          </table:table-cell>
          <table:table-cell table:style-name="ce336" office:value-type="string" calcext:value-type="string">
            <text:p><text:span text:style-name="T42">φ</text:span><text:span text:style-name="T43">/°</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00"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7" form:id="control7"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8" form:id="control8"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8"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table:table-cell table:style-name="Default"/>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520" table:content-validation-name="val17"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4"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3cm" draw:z-index="0" draw:style-name="gr7" draw:text-style-name="P5"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4">Na práctica de óptica xeométrica traballas con lentes converxentes e obtés imaxes nunha pantalla variando a distancia entre o obxecto e a lente. Xustifica con diagramas de raios os casos nos que non obtés imaxes na pantalla.</text:span></text:p>
            <text:p><text:span text:style-name="T45">(A.B.A.U. Xul. 19)</text:span></text:p>
            <text:p/>
          </table:table-cell>
          <table:covered-table-cell table:number-columns-repeated="3" table:style-name="ce315"/>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5" calcext:value-type="float">
            <text:p>5</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315"/>
          <table:table-cell table:style-name="ce280" table:formula="of:=IF(AND([.AI4];NOT([.AB1]));REPT(&quot; &quot;;17)&amp;[.AE4];&quot;&quot;)" office:value-type="string" office:string-value="                 Foco"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6" calcext:value-type="float">
            <text:p>6</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315"/>
          <table:table-cell table:style-name="ce280"/>
          <table:table-cell table:style-name="ce295" table:formula="of:=[.AM6]" office:value-type="string" office:string-value="Obxecto"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315"/>
          <table:table-cell table:style-name="ce280" table:formula="of:=IF(ISBLANK([.F6]);REPT(&quot; &quot;;16)&amp;[.AM7];&quot;&quot;)" office:value-type="string" office:string-value="                Imaxe" calcext:value-type="string">
            <text:p><text:s text:c="16"/>Imaxe</text:p>
          </table:table-cell>
          <table:table-cell table:style-name="ce520" table:content-validation-name="val19"/>
          <table:table-cell table:style-name="ce644" table:content-validation-name="val21"/>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762cm" table:end-y="0.45cm" draw:z-index="1" draw:style-name="gr8" draw:text-style-name="P1" svg:width="2.762cm" svg:height="0.45cm" svg:x="0cm" svg:y="0cm" draw:control="control7"/>
          </table:table-cell>
          <table:table-cell table:style-name="Default"/>
          <table:table-cell table:style-name="ce377" table:number-columns-repeated="7"/>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315"/>
          <table:table-cell table:style-name="ce280"/>
          <table:table-cell table:style-name="ce280" table:formula="of:=IF([.AM9];[.AN9];&quot;&quot;)">
            <text:p/>
          </table:table-cell>
          <table:table-cell table:style-name="ce280"/>
          <table:table-cell table:style-name="ce307" table:content-validation-name="val23"/>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7"/>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315"/>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table-cell table:style-name="Default">
            <draw:control draw:z-index="2" draw:name="Control 3" draw:style-name="gr1" draw:text-style-name="P1" svg:width="2.762cm" svg:height="0.449cm" svg:x="0cm" svg:y="0cm" draw:control="control8"/>
          </table:table-cell>
          <table:table-cell table:style-name="Default"/>
          <table:table-cell table:style-name="ce377" table:number-columns-repeated="7"/>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315"/>
          <table:table-cell table:style-name="ce230" table:number-columns-repeated="7"/>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315"/>
          <table:covered-table-cell table:style-name="ce32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A$6];[.$AA$7];[.$AA$8]))"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IF([.AH16];&quot;&quot;;[.AQ16])">
            <text:p/>
          </table:table-cell>
          <table:table-cell table:style-name="ce208" table:formula="of:=IF(OR([.$AF$3];[.AH16]);&quot;&quot;;NUMFORMA([.AD4];[.$AA$6];[.$AA$7];[.$AA$8]))">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1">→</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315"/>
          <table:covered-table-cell table:style-name="ce320"/>
          <table:table-cell table:style-name="ce230"/>
          <table:table-cell table:style-name="ce297" table:formula="of:=[.AM6]" office:value-type="string" office:string-value="Obxecto" calcext:value-type="string">
            <text:p>Obxecto</text:p>
          </table:table-cell>
          <table:table-cell table:style-name="ce728" table:formula="of:=NUMFORMA([.AD2];[.$AA$6];[.$AA$7];[.$AA$8])" office:value-type="string" office:string-value="-20,0" calcext:value-type="string">
            <text:p>-20,0</text:p>
          </table:table-cell>
          <table:table-cell table:style-name="ce728" table:formula="of:=IF(ISBLANK([.$H$5]);&quot;&quot;;NUMFORMA([.AO6];[.$AA$6];[.$AA$7];[.$AA$8]))">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16" office:value-type="string" calcext:value-type="string" table:number-columns-spanned="2" table:number-rows-spanned="1">
            <text:p>OUTROS CÁLCUL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A$6];[.$AA$7];[.$AA$8]))" office:value-type="string" office:string-value="Non se forma" calcext:value-type="string">
            <text:p>Non se forma</text:p>
          </table:table-cell>
          <table:table-cell table:style-name="ce208" table:formula="of:=IF(OR([.AH18];ISBLANK([.$H$5]));&quot;&quot;;NUMFORMA([.AO6]*[.AF17];[.$AA$6];[.$AA$7];[.$AA$8]))">
            <text:p/>
          </table:table-cell>
          <table:table-cell table:style-name="ce312" table:formula="of:=IF(OR([.AH18];[.$AF$3]);&quot;&quot;;NUMFORMA([.$AF$17];MIN([.$AA$6];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38];[$Axuda.A162];[.A81];[$Axuda.A152]&amp;CHAR(10)&amp;[.A101];[$Axuda.$A$156];[.$A$111])" office:value-type="string" office:string-value="Escribir as ecuacións de cálculo nas celas de cor branca con bordo azul.&#10;Se o contido dunha cela está en formato científico (6,02·10²³), usar a función AVALOR para calcular o seu valor numérico. (6,02·10²³ parece un número pero a folla de cálculo veo como un texto)&#10;Pódese escribir unha etiqueta para a magnitude nas celas á dereita de «Etiqueta»" calcext:value-type="string" table:number-columns-spanned="4" table:number-rows-spanned="26">
            <text:p>Escribir as ecuacións de cálculo nas celas de cor branca con bordo azul.</text:p>
            <text:p>Se o contido dunha cela está en formato científico (6,02·10²³), usar a función AVALOR para calcular o seu valor numérico. (6,02·10²³ parece un número pero a folla de cálculo veo como un texto)</text:p>
            <text:p>Pódese escribir unha etiqueta para a magnitude nas celas á dereita de «Etiqueta»</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534" table:content-validation-name="val22"/>
          <table:table-cell table:style-name="ce534"/>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office:forms form:automatic-focus="false" form:apply-design-mode="false"/>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8"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48"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4">Na práctica de óptica xeométrica traballas con lentes converxentes e obtés imaxes nunha pantalla variando a distancia entre o obxecto e a lente. Xustifica con diagramas de raios os casos nos que non obtés imaxes na pantalla.</text:span></text:p>
            <text:p><text:span text:style-name="T45">(A.B.A.U. extr. 19)</text:span></text:p>
            <text:p/>
          </table:table-cell>
          <table:covered-table-cell table:number-columns-repeated="3"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office:value-type="string" calcext:value-type="string">
            <text:p>Pegue</text:p>
          </table:table-cell>
          <table:table-cell table:style-name="ce143" office:value-type="string" calcext:value-type="string">
            <text:p>([Ctrl] [Alt] [⇑] [V])</text:p>
          </table:table-cell>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6">Disponse dunha lente converxente e quérese obter a imaxe dun obxecto. Debuxa a marcha dos raios para determinar onde debe colocarse o obxecto para que a imaxe sexa:</text:span></text:p>
            <text:p><text:span text:style-name="T46">a) Menor, real e invertida.</text:span></text:p>
            <text:p><text:span text:style-name="T46">b) Maior, real e invertida.</text:span></text:p>
            <text:p><text:span text:style-name="T46">(A.B.A.U. ord. 17)</text:span></text:p>
            <text:p/>
          </table:table-cell>
          <table:covered-table-cell table:number-columns-repeated="3"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315"/>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7">(P.A.U. Set. 14)</text:span></text:p>
          </table:table-cell>
          <table:covered-table-cell table:number-columns-repeated="3"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20" table:content-validation-name="val19"/>
          <table:table-cell table:style-name="ce644" table:content-validation-name="val21"/>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4">Rta.: s₁ = -0,117 m, s₂ = -0,683 m</text:span></text:p>
            <text:p><text:span text:style-name="T45">(P.A.U. Set. 13)</text:span></text:p>
            <text:p/>
          </table:table-cell>
          <table:covered-table-cell table:number-columns-repeated="3" table:style-name="ce315"/>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548"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text:span text:style-name="T16">'=AVALOR(</text:span><text:span text:style-name="T49">G16</text:span><text:span text:style-name="T16">)-</text:span><text:span text:style-name="T50">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Cun banco óptico de lonxitude l, obsérvase que a imaxe producida por unha lente converxente é sempre virtual. Como se pode interpretar isto?</text:span></text:p>
            <text:p><text:span text:style-name="T48">(P.A.U. Set. 10,  Set. 08, </text:span><text:span text:style-name="T45">Xuño 07)</text:span></text:p>
            <text:p/>
          </table:table-cell>
          <table:covered-table-cell table:number-columns-repeated="3"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11"/>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Na práctica da lente converxente debuxa a marcha dos raios e a imaxe formada dun obxecto cando:</text:span></text:p>
            <text:p><text:span text:style-name="T44">a) Sitúase no foco.</text:span></text:p>
            <text:p><text:span text:style-name="T44">b) Sitúase entre o foco e o centro óptico.</text:span></text:p>
            <text:p><text:span text:style-name="T45">(P.A.U. Xuño 10)</text:span></text:p>
            <text:p/>
          </table:table-cell>
          <table:covered-table-cell table:number-columns-repeated="3"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20" table:content-validation-name="val19"/>
          <table:table-cell table:style-name="ce644" table:content-validation-name="val21"/>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Na práctica da lente converxente explica se hai algunha posición do obxecto para a que a imaxe sexa virtual e dereita, e outra para a que a imaxe sexa real e invertida e do mesmo tamaño que o obxecto.</text:span></text:p>
            <text:p><text:span text:style-name="T45">(P.A.U. Xuño 04)</text:span></text:p>
            <text:p/>
          </table:table-cell>
          <table:covered-table-cell table:number-columns-repeated="3" table:style-name="ce315"/>
          <table:table-cell table:style-name="ce280"/>
          <table:table-cell table:style-name="ce520"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4"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0"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20" table:content-validation-name="val19"/>
          <table:table-cell table:style-name="ce644" table:content-validation-name="val21"/>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9" form:id="control9"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0" form:id="control10"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49" table:number-columns-repeated="2" table:default-cell-style-name="ce63"/>
        <table:table-column table:style-name="co50"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1"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2"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49"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Default"/>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1">Cos datos das distancias obxecto, s, e imaxe, s′, dunha lente converxente representados na táboa adxunta:</text:span></text:p>
            <text:p><text:span text:style-name="T51">a) Representa graficamente 1/s′ fronte a 1/s.</text:span></text:p>
            <text:p><text:span text:style-name="T51">b) Determina o valor da potencia da lente.</text:span></text:p>
            <text:p><text:span text:style-name="T51">(A.B.A.U. extr. 22)</text:span></text:p>
            <text:p><text:span text:style-name="T51">Rta.: b) P = 11,3 dioptrías.</text:span></text:p>
          </table:table-cell>
          <table:covered-table-cell table:style-name="ce320"/>
          <table:covered-table-cell table:number-columns-repeated="2" table:style-name="ce315"/>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6"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5"/>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1">′</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859cm" table:end-y="0.45cm" draw:z-index="2" draw:style-name="gr8" draw:text-style-name="P1" svg:width="2.859cm" svg:height="0.45cm" svg:x="0cm" svg:y="0cm" draw:control="control9"/>
          </table:table-cell>
          <table:table-cell table:style-name="Default" table:number-columns-repeated="4"/>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draw:z-index="3" draw:name="Control 4" draw:style-name="gr1" draw:text-style-name="P1" svg:width="2.859cm" svg:height="0.449cm" svg:x="0cm" svg:y="0cm" draw:control="control10"/>
          </table:table-cell>
          <table:table-cell table:style-name="Default" table:number-columns-repeated="4"/>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373"/>
          <table:table-cell table:style-name="ce204" office:value-type="string" calcext:value-type="string">
            <text:p><text:span text:style-name="T53">1/</text:span><text:span text:style-name="T54">s</text:span></text:p>
          </table:table-cell>
          <table:table-cell table:style-name="ce204" office:value-type="string" calcext:value-type="string">
            <text:p><text:span text:style-name="T53">1/</text:span><text:span text:style-name="T54">s</text:span><text:span text:style-name="T53">′</text:span></text:p>
          </table:table-cell>
          <table:table-cell table:style-name="ce376" office:value-type="string" calcext:value-type="string">
            <text:p><text:span text:style-name="T55">1/</text:span><text:span text:style-name="T56">f</text:span></text:p>
          </table:table-cell>
          <table:table-cell table:style-name="ce203" office:value-type="string" calcext:value-type="string">
            <text:p>f</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table:formula="of:=IF(OR(ISBLANK([.G5]);ISBLANK([.H5]));&quot;&quot;;[.F5])" office:value-type="float" office:value="1" calcext:value-type="float">
            <text:p>1</text:p>
          </table:table-cell>
          <table:table-cell table:style-name="ce205" table:formula="of:=IF(ISBLANK([.G5]);&quot;&quot;;NUMFORMA([.AI19];[.$AA$6];[.$AA$7];[.$AA$8]))" office:value-type="string" office:string-value="-8,70" calcext:value-type="string">
            <text:p>-8,70</text:p>
          </table:table-cell>
          <table:table-cell table:style-name="ce205" table:formula="of:=IF(ISBLANK([.H5]);&quot;&quot;;NUMFORMA([.AJ19];[.$AA$6];[.$AA$7];[.$AA$8]))" office:value-type="string" office:string-value="1,79" calcext:value-type="string">
            <text:p>1,79</text:p>
          </table:table-cell>
          <table:table-cell table:style-name="ce205" table:formula="of:=IF(OR(ISBLANK([.G5]);ISBLANK([.H5]));&quot;&quot;;NUMFORMA([.AK19];[.$AA$6];[.$AA$7];[.$AA$8]))" office:value-type="string" office:string-value="10,5" calcext:value-type="string">
            <text:p>10,5</text:p>
          </table:table-cell>
          <table:table-cell table:style-name="ce205" table:formula="of:=IF(OR(ISBLANK([.G5]);ISBLANK([.H5]));&quot;&quot;;NUMFORMA([.AL19];[.$AA$6];[.$AA$7];[.$AA$8]))"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373" table:formula="of:=IF(OR(ISBLANK([.G6]);ISBLANK([.H6]));&quot;&quot;;[.F6])" office:value-type="float" office:value="2" calcext:value-type="float">
            <text:p>2</text:p>
          </table:table-cell>
          <table:table-cell table:style-name="ce205" table:formula="of:=IF(ISBLANK([.G6]);&quot;&quot;;NUMFORMA([.AI20];[.$AA$6];[.$AA$7];[.$AA$8]))" office:value-type="string" office:string-value="-7,87" calcext:value-type="string">
            <text:p>-7,87</text:p>
          </table:table-cell>
          <table:table-cell table:style-name="ce205" table:formula="of:=IF(ISBLANK([.H6]);&quot;&quot;;NUMFORMA([.AJ20];[.$AA$6];[.$AA$7];[.$AA$8]))" office:value-type="string" office:string-value="2,82" calcext:value-type="string">
            <text:p>2,82</text:p>
          </table:table-cell>
          <table:table-cell table:style-name="ce205" table:formula="of:=IF(OR(ISBLANK([.G6]);ISBLANK([.H6]));&quot;&quot;;NUMFORMA([.AK20];[.$AA$6];[.$AA$7];[.$AA$8]))" office:value-type="string" office:string-value="10,7" calcext:value-type="string">
            <text:p>10,7</text:p>
          </table:table-cell>
          <table:table-cell table:style-name="ce205" table:formula="of:=IF(OR(ISBLANK([.G6]);ISBLANK([.H6]));&quot;&quot;;NUMFORMA([.AL20];[.$AA$6];[.$AA$7];[.$AA$8]))"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373" table:formula="of:=IF(OR(ISBLANK([.G7]);ISBLANK([.H7]));&quot;&quot;;[.F7])" office:value-type="float" office:value="3" calcext:value-type="float">
            <text:p>3</text:p>
          </table:table-cell>
          <table:table-cell table:style-name="ce205" table:formula="of:=IF(ISBLANK([.G7]);&quot;&quot;;NUMFORMA([.AI21];[.$AA$6];[.$AA$7];[.$AA$8]))" office:value-type="string" office:string-value="-6,49" calcext:value-type="string">
            <text:p>-6,49</text:p>
          </table:table-cell>
          <table:table-cell table:style-name="ce205" table:formula="of:=IF(ISBLANK([.H7]);&quot;&quot;;NUMFORMA([.AJ21];[.$AA$6];[.$AA$7];[.$AA$8]))" office:value-type="string" office:string-value="4,24" calcext:value-type="string">
            <text:p>4,24</text:p>
          </table:table-cell>
          <table:table-cell table:style-name="ce205" table:formula="of:=IF(OR(ISBLANK([.G7]);ISBLANK([.H7]));&quot;&quot;;NUMFORMA([.AK21];[.$AA$6];[.$AA$7];[.$AA$8]))" office:value-type="string" office:string-value="10,7" calcext:value-type="string">
            <text:p>10,7</text:p>
          </table:table-cell>
          <table:table-cell table:style-name="ce205" table:formula="of:=IF(OR(ISBLANK([.G7]);ISBLANK([.H7]));&quot;&quot;;NUMFORMA([.AL21];[.$AA$6];[.$AA$7];[.$AA$8]))" office:value-type="string" office:string-value="0,0932" calcext:value-type="string">
            <text:p>0,0932</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A$6];[.$AA$7];[.$AA$8]))" office:value-type="string" office:string-value="-5,81" calcext:value-type="string">
            <text:p>-5,81</text:p>
          </table:table-cell>
          <table:table-cell table:style-name="ce205" table:formula="of:=IF(ISBLANK([.H8]);&quot;&quot;;NUMFORMA([.AJ22];[.$AA$6];[.$AA$7];[.$AA$8]))" office:value-type="string" office:string-value="4,98" calcext:value-type="string">
            <text:p>4,98</text:p>
          </table:table-cell>
          <table:table-cell table:style-name="ce205" table:formula="of:=IF(OR(ISBLANK([.G8]);ISBLANK([.H8]));&quot;&quot;;NUMFORMA([.AK22];[.$AA$6];[.$AA$7];[.$AA$8]))" office:value-type="string" office:string-value="10,8" calcext:value-type="string">
            <text:p>10,8</text:p>
          </table:table-cell>
          <table:table-cell table:style-name="ce205" table:formula="of:=IF(OR(ISBLANK([.G8]);ISBLANK([.H8]));&quot;&quot;;NUMFORMA([.AL22];[.$AA$6];[.$AA$7];[.$AA$8]))"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A$6];[.$AA$7];[.$AA$8]))">
            <text:p/>
          </table:table-cell>
          <table:table-cell table:style-name="ce205" table:formula="of:=IF(ISBLANK([.H9]);&quot;&quot;;NUMFORMA([.AJ23];[.$AA$6];[.$AA$7];[.$AA$8]))">
            <text:p/>
          </table:table-cell>
          <table:table-cell table:style-name="ce205" table:formula="of:=IF(OR(ISBLANK([.G9]);ISBLANK([.H9]));&quot;&quot;;NUMFORMA([.AK23];[.$AA$6];[.$AA$7];[.$AA$8]))">
            <text:p/>
          </table:table-cell>
          <table:table-cell table:style-name="ce205" table:formula="of:=IF(OR(ISBLANK([.G9]);ISBLANK([.H9]));&quot;&quot;;NUMFORMA([.AL23];[.$AA$6];[.$AA$7];[.$AA$8]))">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A$6];[.$AA$7];[.$AA$8])" office:value-type="string" office:string-value="10,7" calcext:value-type="string">
            <text:p>10,7</text:p>
          </table:table-cell>
          <table:table-cell table:style-name="ce728" table:formula="of:=NUMFORMA([.AL24];[.$AA$6];[.$AA$7];[.$AA$8])" office:value-type="string" office:string-value="0,0937" calcext:value-type="string">
            <text:p>0,093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A$6];[.$AA$7];[.$AA$8])"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6">potencia da lente</text:span></text:p>
          </table:table-cell>
          <table:table-cell table:style-name="ce208" table:formula="of:=IF([.$AH$4];NUMFORMA([.AN29];[.AA6]);&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6]"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52">Pode elixir o número (entre 1 e 6) de cifras significativas con se presentan os resultados.</text:span></text:p>
            <text:p><text:span text:style-name="T52">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2"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1">Cos datos das distancias obxecto, s, e imaxe, s′, dunha lente converxente representados na táboa adxunta:</text:span></text:p>
            <text:p><text:span text:style-name="T51">a) Representa graficamente 1/s′ fronte a 1/s.</text:span></text:p>
            <text:p><text:span text:style-name="T51">b) Determina o valor da potencia da lente.</text:span></text:p>
            <text:p><text:span text:style-name="T51">(A.B.A.U. extr. 22)</text:span></text:p>
            <text:p><text:span text:style-name="T51">Rta.: b) P = 11,3 dioptrías.</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500" table:content-validation-name="val25"/>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4">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Medíronse no laboratorio os seguintes valores para a distancia obxecto-imaxe dunha lente converxente: </text:span></text:p>
            <text:p><text:span text:style-name="T36">a) Explica a montaxe experimental utilizado.</text:span></text:p>
            <text:p><text:span text:style-name="T36">a) Calcula o valor da potencia da lente.</text:span></text:p>
            <text:p><text:span text:style-name="T36">(A.B.A.U. ord. 21, P.A.U. Set. 16)</text:span></text:p>
            <text:p><text:span text:style-name="T36">Rta.: P = 4,11 dioptrías.</text:span></text:p>
            <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500" table:content-validation-name="val25"/>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6">Medíronse no laboratorio os seguintes valores para as distancias obxecto e imaxe dunha lente converxente:</text:span></text:p>
            <text:p><text:span text:style-name="T36">Determina o valor da potencia da lente. Estima a súa incerteza.</text:span></text:p>
            <text:p><text:span text:style-name="T36">(A.B.A.U. ord. 18)</text:span></text:p>
            <text:p><text:span text:style-name="T36">Rta.: </text:span><text:span text:style-name="T57">4,1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500" table:content-validation-name="val25"/>
          <table:table-cell table:style-name="ce138" office:value-type="string" calcext:value-type="string">
            <text:p>cm <text:s text:c="17"/></text:p>
          </table:table-cell>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6">Medíronse no laboratorio os seguintes valores para as distancias obxecto e imaxe dunha lente converxente:</text:span></text:p>
            <text:p><text:span text:style-name="T36">Determina o valor da potencia da lente e estima a súa incerteza.</text:span></text:p>
            <text:p><text:span text:style-name="T36">(A.B.A.U. extr. 17)</text:span></text:p>
            <text:p><text:span text:style-name="T36">Rta,; 2,5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500" table:content-validation-name="val25"/>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1" form:id="control1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2" form:id="control1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3"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4"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5" table:default-cell-style-name="ce63"/>
        <table:table-column table:style-name="co56" table:default-cell-style-name="ce63"/>
        <table:table-column table:style-name="co24" table:default-cell-style-name="ce63"/>
        <table:table-column table:style-name="co25" table:default-cell-style-name="ce63"/>
        <table:table-column table:style-name="co8" table:default-cell-style-name="ce63"/>
        <table:table-column table:style-name="co50"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number-columns-repeated="2"/>
          <table:table-cell table:style-name="Default"/>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60">=</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9" draw:text-style-name="P7" svg:width="2.899cm" svg:height="1.973cm" svg:x="2.39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2"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4"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8">Nun experimento sobre o efecto fotoeléctrico nun certo metal observouse a correlación entre o potencial de freado, V(freado), e a frecuencia, ν, da radiación empregada que mostra a táboa.</text:span></text:p>
            <text:p><text:span text:style-name="T58">a) Representa graficamente a frecuencia f en unidades de 10¹⁴ Hz (eixo Y) fronte a V(freado) en V (eixo X) e razoe se debe esperarse unha ordenada na orixe positiva ou negativa.</text:span></text:p>
            <text:p><text:span text:style-name="T58">b) Deduce o valor da constante de Planck a partir da gráfica. DATO: |qₑ| = 1,6×10⁻¹⁹ C.</text:span><text:tab/><text:span text:style-name="T58">(A.B.A.U. extr. 24)</text:span></text:p>
            <text:p><text:span text:style-name="T58">Rta.: b) h =</text:span><text:tab/><text:span text:style-name="T58">6,63·10⁻³⁴ J·s</text:span></text:p>
          </table:table-cell>
          <table:covered-table-cell table:style-name="ce320"/>
          <table:covered-table-cell table:number-columns-repeated="2" table:style-name="ce315"/>
          <table:table-cell table:style-name="ce280"/>
          <table:table-cell table:style-name="ce390" table:formula="of:=IF(ISERROR([.$AD$7]);&quot;clic →&quot;;IF([.$AD$7];&quot;N.º Exp.&quot;;&quot;clic →&quot;))" office:value-type="string" office:string-value="N.º Exp." calcext:value-type="string">
            <text:p>N.º Exp.</text:p>
          </table:table-cell>
          <table:table-cell table:style-name="ce367" table:content-validation-name="val27" office:value-type="string" calcext:value-type="string">
            <text:p>f</text:p>
          </table:table-cell>
          <table:table-cell table:style-name="ce367" table:content-validation-name="val29"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text:p>dos </text:p>
          </table:table-cell>
          <table:table-cell table:style-name="ce417" table:content-validation-name="val33"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3" calcext:value-type="float">
            <text:p>3</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401" table:formula="of:=IF([.$AK$5];IF(ISERROR([.$AF$7]);&quot;clic →&quot;;IF(ISBLANK([.$G$4]);REPT(&quot; &quot;;30)&amp;CHOOSE([.AD7];[.AB11];[.AC11];[.AD11]);&quot;&quot;));&quot;&quot;)">
            <text:p/>
          </table:table-cell>
          <table:table-cell table:style-name="ce368" table:content-validation-name="val28" office:value-type="string" calcext:value-type="string">
            <text:p>Hz</text:p>
          </table:table-cell>
          <table:table-cell table:style-name="ce368" table:content-validation-name="val30"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4" calcext:value-type="float">
            <text:p>4</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1"></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6">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6">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859cm" table:end-y="0.45cm" draw:z-index="2" draw:style-name="gr8" draw:text-style-name="P1" svg:width="2.859cm" svg:height="0.45cm" svg:x="0cm" svg:y="0cm" draw:control="control11"/>
          </table:table-cell>
          <table:table-cell table:style-name="Default" table:number-columns-repeated="3"/>
          <table:table-cell table:number-columns-repeated="3"/>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table-cell table:style-name="Default">
            <draw:control draw:z-index="3" draw:name="Control 5" draw:style-name="gr1" draw:text-style-name="P1" svg:width="2.859cm" svg:height="0.449cm" svg:x="0cm" svg:y="0cm" draw:control="control12"/>
          </table:table-cell>
          <table:table-cell table:style-name="Default" table:number-columns-repeated="3"/>
          <table:table-cell table:number-columns-repeated="3"/>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1"></text:span></text:p>
          </table:table-cell>
          <table:table-cell table:style-name="ce108" office:value-type="string" calcext:value-type="string">
            <text:p>v<text:span text:style-name="T46">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number-columns-repeated="7"/>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4]);1;IF([.J14]=[.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1" office:value-type="string" calcext:value-type="string">
            <text:p>J</text:p>
          </table:table-cell>
          <table:table-cell table:style-name="ce728" table:formula="of:=IF(ISBLANK([.J14]);&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1]&amp;&quot;)&quot;" office:value-type="string" office:string-value="(J)" calcext:value-type="string">
            <text:p>(J)</text:p>
          </table:table-cell>
          <table:table-cell table:style-name="ce204" table:formula="of:=[.G15]" office:value-type="string" office:string-value="(J)" calcext:value-type="string">
            <text:p>(J)</text:p>
          </table:table-cell>
          <table:table-cell table:style-name="ce204" table:formula="of:=[.G15]"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table:formula="of:=[.F5]" office:value-type="float" office:value="1" calcext:value-type="float">
            <text:p>1</text:p>
          </table:table-cell>
          <table:table-cell table:style-name="ce396" table:formula="of:=IF([.AE19];NUMFORMA([.AI19];[.$AA$6];[.$AA$7];[.$AA$8]);&quot;&quot;)" office:value-type="string" office:string-value="4,00×10¹⁴" calcext:value-type="string">
            <text:p>4,00×10¹⁴</text:p>
          </table:table-cell>
          <table:table-cell table:style-name="ce396" table:formula="of:=IF([.AE19];NUMFORMA([.AJ19]*CHOOSE([.$AB$13];1;1/[.$AK$2]);[.$AA$6];[.$AA$7];[.$AA$8]);&quot;&quot;)" office:value-type="string" office:string-value="2,65×10⁻¹⁹" calcext:value-type="string">
            <text:p>2,65×10⁻¹⁹</text:p>
          </table:table-cell>
          <table:table-cell table:style-name="ce396" table:formula="of:=IF(ISBLANK([.H5]);&quot;&quot;;NUMFORMA([.AL19]*CHOOSE([.$AB$13];1;1/[.$AK$2]);[.$AA$6];[.$AA$7];[.$AA$8]))" office:value-type="string" office:string-value="2,47×10⁻²⁰" calcext:value-type="string">
            <text:p>2,47×10⁻²⁰</text:p>
          </table:table-cell>
          <table:table-cell table:style-name="ce222" table:formula="of:=IF(OR([.AE19]*[.AF19];NOT(ISBLANK([.H5])));NUMFORMA([.AM19]*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6]" office:value-type="float" office:value="2" calcext:value-type="float">
            <text:p>2</text:p>
          </table:table-cell>
          <table:table-cell table:style-name="ce396" table:formula="of:=IF([.AE20];NUMFORMA([.AI20];[.$AA$6];[.$AA$7];[.$AA$8]);&quot;&quot;)" office:value-type="string" office:string-value="5,00×10¹⁴" calcext:value-type="string">
            <text:p>5,00×10¹⁴</text:p>
          </table:table-cell>
          <table:table-cell table:style-name="ce396" table:formula="of:=IF([.AE20];NUMFORMA([.AJ20]*CHOOSE([.$AB$13];1;1/[.$AK$2]);[.$AA$6];[.$AA$7];[.$AA$8]);&quot;&quot;)" office:value-type="string" office:string-value="3,31×10⁻¹⁹" calcext:value-type="string">
            <text:p>3,31×10⁻¹⁹</text:p>
          </table:table-cell>
          <table:table-cell table:style-name="ce396" table:formula="of:=IF(ISBLANK([.H6]);&quot;&quot;;NUMFORMA([.AL20]*CHOOSE([.$AB$13];1;1/[.$AK$2]);[.$AA$6];[.$AA$7];[.$AA$8]))" office:value-type="string" office:string-value="9,10×10⁻²⁰" calcext:value-type="string">
            <text:p>9,10×10⁻²⁰</text:p>
          </table:table-cell>
          <table:table-cell table:style-name="ce222" table:formula="of:=IF(OR([.AE20]*[.AF20];NOT(ISBLANK([.H6])));NUMFORMA([.AM20]*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7]" office:value-type="float" office:value="3" calcext:value-type="float">
            <text:p>3</text:p>
          </table:table-cell>
          <table:table-cell table:style-name="ce396" table:formula="of:=IF([.AE21];NUMFORMA([.AI21];[.$AA$6];[.$AA$7];[.$AA$8]);&quot;&quot;)" office:value-type="string" office:string-value="6,00×10¹⁴" calcext:value-type="string">
            <text:p>6,00×10¹⁴</text:p>
          </table:table-cell>
          <table:table-cell table:style-name="ce396" table:formula="of:=IF([.AE21];NUMFORMA([.AJ21]*CHOOSE([.$AB$13];1;1/[.$AK$2]);[.$AA$6];[.$AA$7];[.$AA$8]);&quot;&quot;)" office:value-type="string" office:string-value="3,98×10⁻¹⁹" calcext:value-type="string">
            <text:p>3,98×10⁻¹⁹</text:p>
          </table:table-cell>
          <table:table-cell table:style-name="ce396" table:formula="of:=IF(ISBLANK([.H7]);&quot;&quot;;NUMFORMA([.AL21]*CHOOSE([.$AB$13];1;1/[.$AK$2]);[.$AA$6];[.$AA$7];[.$AA$8]))" office:value-type="string" office:string-value="1,57×10⁻¹⁹" calcext:value-type="string">
            <text:p>1,57×10⁻¹⁹</text:p>
          </table:table-cell>
          <table:table-cell table:style-name="ce222" table:formula="of:=IF(OR([.AE21]*[.AF21];NOT(ISBLANK([.H7])));NUMFORMA([.AM21]*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8]" office:value-type="float" office:value="4" calcext:value-type="float">
            <text:p>4</text:p>
          </table:table-cell>
          <table:table-cell table:style-name="ce396" table:formula="of:=IF([.AE22];NUMFORMA([.AI22];[.$AA$6];[.$AA$7];[.$AA$8]);&quot;&quot;)" office:value-type="string" office:string-value="7,00×10¹⁴" calcext:value-type="string">
            <text:p>7,00×10¹⁴</text:p>
          </table:table-cell>
          <table:table-cell table:style-name="ce396" table:formula="of:=IF([.AE22];NUMFORMA([.AJ22]*CHOOSE([.$AB$13];1;1/[.$AK$2]);[.$AA$6];[.$AA$7];[.$AA$8]);&quot;&quot;)" office:value-type="string" office:string-value="4,64×10⁻¹⁹" calcext:value-type="string">
            <text:p>4,64×10⁻¹⁹</text:p>
          </table:table-cell>
          <table:table-cell table:style-name="ce396" table:formula="of:=IF(ISBLANK([.H8]);&quot;&quot;;NUMFORMA([.AL22]*CHOOSE([.$AB$13];1;1/[.$AK$2]);[.$AA$6];[.$AA$7];[.$AA$8]))" office:value-type="string" office:string-value="2,24×10⁻¹⁹" calcext:value-type="string">
            <text:p>2,24×10⁻¹⁹</text:p>
          </table:table-cell>
          <table:table-cell table:style-name="ce222" table:formula="of:=IF(OR([.AE22]*[.AF22];NOT(ISBLANK([.H8])));NUMFORMA([.AM22]*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189" table:formula="of:=[.F9]" office:value-type="float" office:value="5" calcext:value-type="float">
            <text:p>5</text:p>
          </table:table-cell>
          <table:table-cell table:style-name="ce396" table:formula="of:=IF([.AE23];NUMFORMA([.AI23];[.$AA$6];[.$AA$7];[.$AA$8]);&quot;&quot;)" office:value-type="string" office:string-value="8,00×10¹⁴" calcext:value-type="string">
            <text:p>8,00×10¹⁴</text:p>
          </table:table-cell>
          <table:table-cell table:style-name="ce396" table:formula="of:=IF([.AE23];NUMFORMA([.AJ23]*CHOOSE([.$AB$13];1;1/[.$AK$2]);[.$AA$6];[.$AA$7];[.$AA$8]);&quot;&quot;)" office:value-type="string" office:string-value="5,30×10⁻¹⁹" calcext:value-type="string">
            <text:p>5,30×10⁻¹⁹</text:p>
          </table:table-cell>
          <table:table-cell table:style-name="ce396" table:formula="of:=IF(ISBLANK([.H9]);&quot;&quot;;NUMFORMA([.AL23]*CHOOSE([.$AB$13];1;1/[.$AK$2]);[.$AA$6];[.$AA$7];[.$AA$8]))" office:value-type="string" office:string-value="2,90×10⁻¹⁹" calcext:value-type="string">
            <text:p>2,90×10⁻¹⁹</text:p>
          </table:table-cell>
          <table:table-cell table:style-name="ce222" table:formula="of:=IF(OR([.AE23]*[.AF23];NOT(ISBLANK([.H9])));NUMFORMA([.AM23]*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 calcext:value-type="string" table:number-columns-spanned="4" table:number-rows-spanned="26">
            <text:p>Elixa, nas celas de cor laranxa, as variables dos datos de que dispón, e as súas unidades.</text:p>
            <text:p>Escriba os valores dos datos dos que dispón nas celas de cor branca e bordo azul.</text:p>
            <text:p/>
          </table:table-cell>
          <table:covered-table-cell table:number-columns-repeated="3"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A$6];[.$AA$7];[.$AA$8]);&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A$6];[.$AA$7];[.$AA$8]))"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A6]);&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A6]);&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A$6];[.$AA$7];[.$AA$8]))" office:value-type="string" office:string-value="2,40×10⁻¹⁹" calcext:value-type="string">
            <text:p>2,40×10⁻¹⁹</text:p>
          </table:table-cell>
          <table:table-cell table:style-name="ce311" table:formula="of:=IF([.$AB$30];&quot;&quot;;[.J21])"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9">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9">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9">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3]"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9">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3" table:default-cell-style-name="ce63"/>
        <table:table-column table:style-name="co11" table:number-columns-repeated="3"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8">Nun experimento sobre o efecto fotoeléctrico nun certo metal observouse a correlación entre o potencial de freado, V(freado), e a frecuencia, ν, da radiación empregada que mostra a táboa.</text:span></text:p>
            <text:p><text:span text:style-name="T58">a) Representa graficamente a frecuencia f en unidades de 10¹⁴ Hz (eixo Y) fronte a V(freado) en V (eixo X) e razoe se debe esperarse unha ordenada na orixe positiva ou negativa.</text:span></text:p>
            <text:p><text:span text:style-name="T58">b) Deduce o valor da constante de Planck a partir da gráfica. DATO: |qₑ| = 1,6×10⁻¹⁹ C.</text:span><text:tab/><text:span text:style-name="T58">(A.B.A.U. extr. 24)</text:span></text:p>
            <text:p><text:span text:style-name="T58">Rta.: b) h =</text:span><text:tab/><text:span text:style-name="T58">6,63·10⁻³⁴ J·s</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606" office:value-type="string" calcext:value-type="string">
            <text:p>N.º Exp.</text:p>
          </table:table-cell>
          <table:table-cell table:style-name="ce367" table:content-validation-name="val27" office:value-type="string" calcext:value-type="string">
            <text:p>f</text:p>
          </table:table-cell>
          <table:table-cell table:style-name="ce367" table:content-validation-name="val29"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607"/>
          <table:table-cell table:style-name="ce368" table:content-validation-name="val28" office:value-type="string" calcext:value-type="string">
            <text:p>Hz</text:p>
          </table:table-cell>
          <table:table-cell table:style-name="ce368" table:content-validation-name="val30" office:value-type="string" calcext:value-type="string">
            <text:p>V</text:p>
          </table:table-cell>
          <table:table-cell table:style-name="ce610"/>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20"/>
          <table:covered-table-cell table:style-name="ce315"/>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a)</text:p>
          </table:table-cell>
          <table:table-cell table:style-name="ce606" office:value-type="string" calcext:value-type="string">
            <text:p>N.º Exp.</text:p>
          </table:table-cell>
          <table:table-cell table:style-name="ce368" table:content-validation-name="val35" office:value-type="string" calcext:value-type="string">
            <text:p>λ</text:p>
          </table:table-cell>
          <table:table-cell table:style-name="ce368"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607"/>
          <table:table-cell table:style-name="ce368" table:content-validation-name="val36" office:value-type="string" calcext:value-type="string">
            <text:p>nm</text:p>
          </table:table-cell>
          <table:table-cell table:style-name="ce368" table:content-validation-name="val38" office:value-type="string" calcext:value-type="string">
            <text:p>V</text:p>
          </table:table-cell>
          <table:table-cell table:style-name="ce6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En</text:p>
          </table:table-cell>
          <table:table-cell table:style-name="ce608"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b)</text:p>
          </table:table-cell>
          <table:table-cell table:style-name="ce608"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ce606" office:value-type="string" calcext:value-type="string">
            <text:p>N.º Exp.</text:p>
          </table:table-cell>
          <table:table-cell table:style-name="ce368" table:content-validation-name="val35" office:value-type="string" calcext:value-type="string">
            <text:p>E</text:p>
          </table:table-cell>
          <table:table-cell table:style-name="ce368" table:content-validation-name="val37"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607"/>
          <table:table-cell table:style-name="ce368" table:content-validation-name="val36" office:value-type="string" calcext:value-type="string">
            <text:p>J</text:p>
          </table:table-cell>
          <table:table-cell table:style-name="ce368" table:content-validation-name="val38"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320" table:number-columns-repeated="3"/>
          <table:table-cell table:style-name="ce315"/>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06" office:value-type="string" calcext:value-type="string">
            <text:p>N.º Exp.</text:p>
          </table:table-cell>
          <table:table-cell table:style-name="ce368" table:content-validation-name="val35" office:value-type="string" calcext:value-type="string">
            <text:p>f</text:p>
          </table:table-cell>
          <table:table-cell table:style-name="ce368" table:content-validation-name="val3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07"/>
          <table:table-cell table:style-name="ce368" table:content-validation-name="val36" office:value-type="string" calcext:value-type="string">
            <text:p>Hz</text:p>
          </table:table-cell>
          <table:table-cell table:style-name="ce368" table:content-validation-name="val3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320"/>
          <table:covered-table-cell table:style-name="ce315"/>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70">Nunha experiencia para medir h, ao iluminar unha superficie metálica cunha radiación de lonxitude de onda λ = 200×10⁻⁹ m, o potencial de freado para os electróns é de 1,00 V. Se λ =175×10⁻⁹ m, o potencial de freado é 1,86 V.</text:span></text:p>
            <text:p><text:span text:style-name="T70">a) Determina o traballo de extracción do metal.</text:span></text:p>
            <text:p><text:span text:style-name="T24">b) Representa o valor absoluto do potencial de freado fronte á frecuencia e obtén da dita representación o valor da constante de Planck. (A.B.A.U. extr. 21)</text:span></text:p>
            <text:p><text:span text:style-name="T70">DATOS: |qₑ| = 1,6×10⁻¹⁹ C; c = 3×10⁸ m·s⁻¹.</text:span></text:p>
            <text:p><text:span text:style-name="T24">Rta.: a) W₀ = 8,32·10⁻¹⁹ J; b) h = </text:span><text:span text:style-name="T71">6,60·10⁻³⁴ J·s</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8" table:content-validation-name="val35" office:value-type="string" calcext:value-type="string">
            <text:p>λ</text:p>
          </table:table-cell>
          <table:table-cell table:style-name="ce368"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8" table:content-validation-name="val36" office:value-type="string" calcext:value-type="string">
            <text:p>nm</text:p>
          </table:table-cell>
          <table:table-cell table:style-name="ce368" table:content-validation-name="val3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1">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8" table:content-validation-name="val35" office:value-type="string" calcext:value-type="string">
            <text:p>λ</text:p>
          </table:table-cell>
          <table:table-cell table:style-name="ce368"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8" table:content-validation-name="val36" office:value-type="string" calcext:value-type="string">
            <text:p>m</text:p>
          </table:table-cell>
          <table:table-cell table:style-name="ce368" table:content-validation-name="val3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6">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4">(Na gráfica pódese ler: Para f = 1,0·10¹⁵ Hz, </text:span><text:span text:style-name="T72">E</text:span><text:span text:style-name="T73"> = 0 eV e para  f = 1,3·10¹⁵ Hz, </text:span><text:span text:style-name="T72">E</text:span><text:span text:style-name="T73"> </text:span><text:span text:style-name="T74">= 2,0 eV)</text:span></text:p>
            <text:p><text:span text:style-name="T36">DATO: 1 eV = 1,6·10⁻¹⁹ J.</text:span></text:p>
            <text:p><text:span text:style-name="T36">(A.B.A.U. extr. 18)</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315"/>
          <table:table-cell table:style-name="ce280"/>
          <table:table-cell table:style-name="ce606" office:value-type="string" calcext:value-type="string">
            <text:p>N.º Exp.</text:p>
          </table:table-cell>
          <table:table-cell table:style-name="ce368" table:content-validation-name="val35" office:value-type="string" calcext:value-type="string">
            <text:p>f</text:p>
          </table:table-cell>
          <table:table-cell table:style-name="ce368" table:content-validation-name="val3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315"/>
          <table:table-cell table:style-name="ce280"/>
          <table:table-cell table:style-name="ce607"/>
          <table:table-cell table:style-name="ce368" table:content-validation-name="val36" office:value-type="string" calcext:value-type="string">
            <text:p>Hz</text:p>
          </table:table-cell>
          <table:table-cell table:style-name="ce368" table:content-validation-name="val3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number-rows-repeated="2">
          <table:table-cell table:style-name="ce320" table:number-columns-repeated="3"/>
          <table:table-cell table:style-name="ce315"/>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7" table:default-cell-style-name="ce435"/>
        <table:table-column table:style-name="co58" table:default-cell-style-name="ce435"/>
        <table:table-column table:style-name="co59" table:default-cell-style-name="ce435"/>
        <table:table-column table:style-name="co60" table:default-cell-style-name="ce435"/>
        <table:table-column table:style-name="co11" table:default-cell-style-name="ce435"/>
        <table:table-column table:style-name="co50"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6">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60">=</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6">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29" table:cell-range-address="$Axuda.$A$130"/>
        <table:named-range table:name="CifrasSign" table:base-cell-address="$Axuda.$A$36" table:cell-range-address="$Axuda.$A$37"/>
        <table:named-range table:name="clic" table:base-cell-address="$Axuda.$A$9" table:cell-range-address="$Axuda.$A$3"/>
        <table:named-range table:name="Comezo" table:base-cell-address="$Introd.$A$1" table:cell-range-address="$Introd.$A$1"/>
        <table:named-range table:name="CopiaDatos" table:base-cell-address="$Axuda.$A$98" table:cell-range-address="$Axuda.$A$99"/>
        <table:named-range table:name="CopiarResultado" table:base-cell-address="$Axuda.$A$89" table:cell-range-address="$Axuda.$A$90"/>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61"/>
        <table:named-range table:name="ErrorResult" table:base-cell-address="$Axuda.$A$124" table:cell-range-address="$Axuda.$A$125"/>
        <table:named-range table:name="Formatos" table:base-cell-address="$Axuda.$A$63" table:cell-range-address="$Axuda.$A$64"/>
        <table:named-range table:name="Hipervinculos" table:base-cell-address="$Axuda.$A$13" table:cell-range-address="$Axuda.$A$16"/>
        <table:named-range table:name="InstrComun" table:base-cell-address="$Axuda.$A$149" table:cell-range-address="$Axuda.$A$137"/>
        <table:named-range table:name="InstrOtros" table:base-cell-address="$Axuda.$A$154" table:cell-range-address="$Axuda.$A$155"/>
        <table:named-range table:name="InstrResult" table:base-cell-address="$Axuda.$A$150" table:cell-range-address="$Axuda.$A$151"/>
        <table:named-range table:name="NoSePueden" table:base-cell-address="$Axuda.$A$109" table:cell-range-address="$Axuda.$A$110"/>
        <table:named-range table:name="NotasAyuda" table:base-cell-address="$Axuda.$A$1" table:cell-range-address="$Axuda.$A$1"/>
        <table:named-range table:name="OtrosCalc" table:base-cell-address="$Axuda.$A$41" table:cell-range-address="$Axuda.$A$46"/>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0">00/00/0000</text:date>, <text:time style:data-style-name="N2" text:time-value="11:21:15.27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11-10T11:42:00.980000000</dc:date>
    <dc:language>es-ES</dc:language>
    <meta:editing-cycles>3174</meta:editing-cycles>
    <meta:editing-duration>P20DT1H52M32S</meta:editing-duration>
    <dc:creator>Alfonso Javier Barbadillo Marán</dc:creator>
    <dc:title>Física A.B.A.U- Laboratorio (gal)</dc:title>
    <meta:document-statistic meta:table-count="14" meta:cell-count="3280" meta:object-count="18"/>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Abs(Rango) as Double
' Encuentra el valor máximo de los valores absolutos de los elementos de un rango
' bien como números o como texto numforma
Dim nRef, nElem  as Double
Dim nItem as String

nRef = 0
IF IsArray(Rango) Then
	For each nItem in Rango
		IF nItem &lt;&gt; "" THEN
			nElem = ABS(AValor(nItem))
			IF (nElem &gt; nRef) and (nElem &lt;&gt; 0) then
				nRef = nElem
			ENDIF
		ENDIF
	Next nItem
ELSE
	nRef = ABS(AValor(Rango))
ENDIF
Max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element library:name="DialogoCifr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N19:Satélites.AO23 Satélites.AO18:Saté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39cm" svg:y="-0.239cm" svg:width="10.023cm" svg:height="7.552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